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906" style:master-page-name="MasterPage2" style:family="paragraph" style:name="P166">
      <style:paragraph-properties fo:break-before="page"/>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67">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14" style:family="paragraph" style:name="P168">
      <style:paragraph-properties/>
      <style:text-properties fo:font-variant="normal" fo:text-transform="none" fo:color="#000000" style:text-line-through-type="none" fo:font-family="Liberation Sans" style:font-family-asian="Noto Sans CJK SC" style:font-family-complex="Lohit Devanagari" fo:font-size="28pt" style:font-size-complex="28pt" fo:letter-spacing="0pt" fo:language="fr" style:language-complex="hi" fo:country="FR" style:country-complex="IN" fo:font-style="normal" style:text-underline-type="none" style:text-underline-width="auto" fo:font-weight="bold"/>
    </style:style>
    <style:style style:parent-style-name="906" style:family="paragraph" style:name="P169">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49">
      <style:text-properties fo:color="#999999"/>
    </style:style>
    <style:style style:family="text" style:name="T350">
      <style:text-properties fo:color="#999999"/>
    </style:style>
    <style:style style:family="text" style:name="T351">
      <style:text-properties fo:color="#999999"/>
    </style:style>
    <style:style style:parent-style-name="906" style:family="paragraph" style:name="P170">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52">
      <style:text-properties fo:color="#999999"/>
    </style:style>
    <style:style style:family="text" style:name="T353">
      <style:text-properties fo:color="#999999"/>
    </style:style>
    <style:style style:family="text" style:name="T354">
      <style:text-properties fo:color="#999999"/>
    </style:style>
    <style:style style:parent-style-name="906" style:family="paragraph" style:name="P171">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55">
      <style:text-properties fo:color="#999999"/>
    </style:style>
    <style:style style:family="text" style:name="T356">
      <style:text-properties fo:color="#999999"/>
    </style:style>
    <style:style style:family="text" style:name="T357">
      <style:text-properties fo:color="#999999"/>
    </style:style>
    <style:style style:parent-style-name="906" style:family="paragraph" style:name="P17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58">
      <style:text-properties fo:color="#999999"/>
    </style:style>
    <style:style style:family="text" style:name="T359">
      <style:text-properties fo:color="#999999"/>
    </style:style>
    <style:style style:family="text" style:name="T360">
      <style:text-properties fo:color="#999999"/>
    </style:style>
    <style:style style:family="text" style:name="T361">
      <style:text-properties fo:color="#999999"/>
    </style:style>
    <style:style style:parent-style-name="906" style:family="paragraph" style:name="P173">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62">
      <style:text-properties fo:color="#999999"/>
    </style:style>
    <style:style style:family="text" style:name="T363">
      <style:text-properties fo:color="#999999"/>
    </style:style>
    <style:style style:family="text" style:name="T364">
      <style:text-properties fo:color="#999999"/>
    </style:style>
    <style:style style:family="text" style:name="T365">
      <style:text-properties fo:color="#999999"/>
    </style:style>
    <style:style style:parent-style-name="906" style:family="paragraph" style:name="P17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75">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7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177">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17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8" style:family="paragraph" style:name="P179">
      <style:paragraph-properties fo:text-align="justify"/>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8" style:list-style-name="WWNum4" style:family="paragraph" style:name="P180">
      <style:paragraph-properties fo:margin-bottom="0pt"/>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8" style:list-style-name="WWNum4" style:family="paragraph" style:name="P181">
      <style:paragraph-properties fo:margin-bottom="0pt"/>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8" style:list-style-name="WWNum4" style:family="paragraph" style:name="P18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83">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8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66">
      <style:text-properties fo:color="#999999"/>
    </style:style>
    <style:style style:family="text" style:name="T367">
      <style:text-properties fo:color="#999999"/>
    </style:style>
    <style:style style:family="text" style:name="T368">
      <style:text-properties fo:color="#999999"/>
    </style:style>
    <style:style style:parent-style-name="902" style:list-style-name="WWNum7" style:family="paragraph" style:name="P185">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18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87">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69">
      <style:text-properties fo:color="#999999"/>
    </style:style>
    <style:style style:family="text" style:name="T370">
      <style:text-properties fo:color="#999999"/>
    </style:style>
    <style:style style:family="text" style:name="T371">
      <style:text-properties fo:color="#999999"/>
    </style:style>
    <style:style style:parent-style-name="906" style:family="paragraph" style:name="P18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189">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190">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91">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9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193">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19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195">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72">
      <style:text-properties fo:color="#999999"/>
    </style:style>
    <style:style style:family="text" style:name="T373">
      <style:text-properties fo:color="#999999"/>
    </style:style>
    <style:style style:family="text" style:name="T374">
      <style:text-properties fo:color="#999999"/>
    </style:style>
    <style:style style:parent-style-name="906" style:family="paragraph" style:name="P19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75">
      <style:text-properties fo:color="#999999"/>
    </style:style>
    <style:style style:family="text" style:name="T376">
      <style:text-properties fo:color="#999999"/>
    </style:style>
    <style:style style:family="text" style:name="T377">
      <style:text-properties fo:color="#999999"/>
    </style:style>
    <style:style style:parent-style-name="906" style:family="paragraph" style:name="P197">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78">
      <style:text-properties/>
    </style:style>
    <style:style style:parent-style-name="906" style:family="paragraph" style:name="P19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79">
      <style:text-properties/>
    </style:style>
    <style:style style:family="text" style:name="T380">
      <style:text-properties/>
    </style:style>
    <style:style style:parent-style-name="906" style:family="paragraph" style:name="P199">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200">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201">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3" style:list-style-name="WWNum7" style:family="paragraph" style:name="P202">
      <style:paragraph-properties/>
      <style:text-properties fo:font-variant="normal" fo:text-transform="none" fo:color="#000000" style:text-line-through-type="none" fo:font-family="Liberation Sans" style:font-family-asian="Noto Sans CJK SC" style:font-family-complex="Lohit Devanagari" fo:font-size="16pt" style:font-size-complex="16pt" fo:letter-spacing="0pt" fo:language="fr" style:language-complex="hi" fo:country="FR" style:country-complex="IN" fo:font-style="normal" style:text-underline-type="none" style:text-underline-width="auto" fo:font-weight="bold"/>
    </style:style>
    <style:style style:parent-style-name="906" style:family="paragraph" style:name="P203">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0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81">
      <style:text-properties fo:color="#999999"/>
    </style:style>
    <style:style style:family="text" style:name="T382">
      <style:text-properties fo:color="#999999"/>
    </style:style>
    <style:style style:family="text" style:name="T383">
      <style:text-properties fo:color="#999999"/>
    </style:style>
    <style:style style:parent-style-name="906" style:list-style-name="WWNum5" style:family="paragraph" style:name="P205">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84">
      <style:text-properties fo:color="#999999"/>
    </style:style>
    <style:style style:family="text" style:name="T385">
      <style:text-properties fo:color="#999999"/>
    </style:style>
    <style:style style:family="text" style:name="T386">
      <style:text-properties fo:color="#999999"/>
    </style:style>
    <style:style style:parent-style-name="906" style:list-style-name="WWNum5" style:family="paragraph" style:name="P20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87">
      <style:text-properties fo:color="#999999"/>
    </style:style>
    <style:style style:family="text" style:name="T388">
      <style:text-properties fo:color="#999999"/>
    </style:style>
    <style:style style:family="text" style:name="T389">
      <style:text-properties fo:color="#999999"/>
    </style:style>
    <style:style style:parent-style-name="906" style:list-style-name="WWNum5" style:family="paragraph" style:name="P207">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90">
      <style:text-properties fo:color="#999999"/>
    </style:style>
    <style:style style:family="text" style:name="T391">
      <style:text-properties fo:color="#999999"/>
    </style:style>
    <style:style style:family="text" style:name="T392">
      <style:text-properties fo:color="#999999"/>
    </style:style>
    <style:style style:parent-style-name="906" style:family="paragraph" style:name="P20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93">
      <style:text-properties fo:color="#999999"/>
    </style:style>
    <style:style style:family="text" style:name="T394">
      <style:text-properties fo:color="#999999"/>
    </style:style>
    <style:style style:family="text" style:name="T395">
      <style:text-properties fo:color="#999999"/>
    </style:style>
    <style:style style:parent-style-name="906" style:family="paragraph" style:name="P209">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3" style:list-style-name="WWNum7" style:family="paragraph" style:name="P210">
      <style:paragraph-properties/>
      <style:text-properties fo:font-variant="normal" fo:text-transform="none" fo:color="#000000" style:text-line-through-type="none" fo:font-family="Liberation Sans" style:font-family-asian="Noto Sans CJK SC" style:font-family-complex="Lohit Devanagari" fo:font-size="16pt" style:font-size-complex="16pt" fo:letter-spacing="0pt" fo:language="fr" style:language-complex="hi" fo:country="FR" style:country-complex="IN" fo:font-style="normal" style:text-underline-type="none" style:text-underline-width="auto" fo:font-weight="bold"/>
    </style:style>
    <style:style style:parent-style-name="906" style:family="paragraph" style:name="P211">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1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96">
      <style:text-properties fo:color="#999999"/>
    </style:style>
    <style:style style:family="text" style:name="T397">
      <style:text-properties fo:color="#999999"/>
    </style:style>
    <style:style style:family="text" style:name="T398">
      <style:text-properties fo:color="#999999"/>
    </style:style>
    <style:style style:parent-style-name="906" style:list-style-name="WWNum6" style:family="paragraph" style:name="P213">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399">
      <style:text-properties fo:color="#999999"/>
    </style:style>
    <style:style style:family="text" style:name="T400">
      <style:text-properties fo:color="#999999"/>
    </style:style>
    <style:style style:family="text" style:name="T401">
      <style:text-properties fo:color="#999999"/>
    </style:style>
    <style:style style:parent-style-name="906" style:list-style-name="WWNum6" style:family="paragraph" style:name="P21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02">
      <style:text-properties fo:color="#999999"/>
    </style:style>
    <style:style style:family="text" style:name="T403">
      <style:text-properties fo:color="#999999"/>
    </style:style>
    <style:style style:family="text" style:name="T404">
      <style:text-properties fo:color="#999999"/>
    </style:style>
    <style:style style:parent-style-name="906" style:list-style-name="WWNum6" style:family="paragraph" style:name="P215">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05">
      <style:text-properties fo:color="#999999"/>
    </style:style>
    <style:style style:family="text" style:name="T406">
      <style:text-properties fo:color="#999999"/>
    </style:style>
    <style:style style:family="text" style:name="T407">
      <style:text-properties fo:color="#999999"/>
    </style:style>
    <style:style style:parent-style-name="906" style:list-style-name="WWNum6" style:family="paragraph" style:name="P21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08">
      <style:text-properties fo:color="#999999"/>
    </style:style>
    <style:style style:family="text" style:name="T409">
      <style:text-properties fo:color="#999999"/>
    </style:style>
    <style:style style:family="text" style:name="T410">
      <style:text-properties fo:color="#999999"/>
    </style:style>
    <style:style style:parent-style-name="906" style:family="paragraph" style:name="P217">
      <style:paragraph-properties fo:margin-left="0.635cm" fo:margin-right="0cm" fo:text-indent="0cm"/>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11">
      <style:text-properties fo:color="#999999"/>
    </style:style>
    <style:style style:family="text" style:name="T412">
      <style:text-properties fo:color="#999999"/>
    </style:style>
    <style:style style:family="text" style:name="T413">
      <style:text-properties fo:color="#999999"/>
    </style:style>
    <style:style style:parent-style-name="906" style:family="paragraph" style:name="P21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19">
      <style:paragraph-properties fo:margin-left="0.635cm" fo:margin-right="0cm" fo:text-indent="0cm"/>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14">
      <style:text-properties fo:color="#999999"/>
    </style:style>
    <style:style style:family="text" style:name="T415">
      <style:text-properties fo:color="#999999"/>
    </style:style>
    <style:style style:family="text" style:name="T416">
      <style:text-properties fo:color="#999999"/>
    </style:style>
    <style:style style:parent-style-name="906" style:family="paragraph" style:name="P220">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221">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22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23">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17">
      <style:text-properties fo:color="#999999"/>
    </style:style>
    <style:style style:family="text" style:name="T418">
      <style:text-properties fo:color="#999999"/>
    </style:style>
    <style:style style:family="text" style:name="T419">
      <style:text-properties fo:color="#999999"/>
    </style:style>
    <style:style style:parent-style-name="906" style:family="paragraph" style:name="P22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225">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22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27">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20">
      <style:text-properties fo:color="#999999"/>
    </style:style>
    <style:style style:family="text" style:name="T421">
      <style:text-properties fo:color="#999999"/>
    </style:style>
    <style:style style:family="text" style:name="T422">
      <style:text-properties fo:color="#999999"/>
    </style:style>
    <style:style style:parent-style-name="906" style:family="paragraph" style:name="P22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2" style:list-style-name="WWNum7" style:family="paragraph" style:name="P229">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230">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31">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3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33">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23">
      <style:text-properties fo:color="#999999"/>
    </style:style>
    <style:style style:family="text" style:name="T424">
      <style:text-properties fo:color="#999999"/>
    </style:style>
    <style:style style:family="text" style:name="T425">
      <style:text-properties fo:color="#999999"/>
    </style:style>
    <style:style style:family="text" style:name="T426">
      <style:text-properties fo:color="#999999"/>
    </style:style>
    <style:style style:parent-style-name="906" style:family="paragraph" style:name="P234">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27">
      <style:text-properties fo:color="#999999"/>
    </style:style>
    <style:style style:family="text" style:name="T428">
      <style:text-properties fo:color="#999999"/>
    </style:style>
    <style:style style:family="text" style:name="T429">
      <style:text-properties fo:color="#999999"/>
    </style:style>
    <style:style style:parent-style-name="906" style:family="paragraph" style:name="P235">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30">
      <style:text-properties fo:color="#999999"/>
    </style:style>
    <style:style style:family="text" style:name="T431">
      <style:text-properties fo:color="#999999"/>
    </style:style>
    <style:style style:family="text" style:name="T432">
      <style:text-properties fo:color="#999999"/>
    </style:style>
    <style:style style:family="text" style:name="T433">
      <style:text-properties fo:color="#999999"/>
    </style:style>
    <style:style style:parent-style-name="906" style:family="paragraph" style:name="P236">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34">
      <style:text-properties fo:color="#999999"/>
    </style:style>
    <style:style style:family="text" style:name="T435">
      <style:text-properties fo:color="#999999"/>
    </style:style>
    <style:style style:family="text" style:name="T436">
      <style:text-properties fo:color="#999999"/>
    </style:style>
    <style:style style:parent-style-name="906" style:family="paragraph" style:name="P237">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37">
      <style:text-properties fo:color="#999999"/>
    </style:style>
    <style:style style:family="text" style:name="T438">
      <style:text-properties fo:color="#999999"/>
    </style:style>
    <style:style style:family="text" style:name="T439">
      <style:text-properties fo:color="#999999"/>
    </style:style>
    <style:style style:family="text" style:name="T440">
      <style:text-properties fo:color="#999999"/>
    </style:style>
    <style:style style:parent-style-name="906" style:family="paragraph" style:name="P238">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41">
      <style:text-properties fo:color="#999999"/>
    </style:style>
    <style:style style:family="text" style:name="T442">
      <style:text-properties fo:color="#999999"/>
    </style:style>
    <style:style style:family="text" style:name="T443">
      <style:text-properties fo:color="#999999"/>
    </style:style>
    <style:style style:parent-style-name="902" style:list-style-name="WWNum7" style:family="paragraph" style:name="P239">
      <style:paragraph-properties/>
      <style:text-properties fo:font-variant="normal" fo:text-transform="none" fo:color="#000000" style:text-line-through-type="none" fo:font-family="Liberation Sans" style:font-family-asian="Noto Sans CJK SC" style:font-family-complex="Lohit Devanagari" fo:font-size="18pt" style:font-size-complex="18pt" fo:letter-spacing="0pt" fo:language="fr" style:language-complex="hi" fo:country="FR" style:country-complex="IN" fo:font-style="normal" style:text-underline-type="none" style:text-underline-width="auto" fo:font-weight="bold"/>
    </style:style>
    <style:style style:parent-style-name="906" style:family="paragraph" style:name="P240">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6" style:family="paragraph" style:name="P241">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family="text" style:name="T444">
      <style:text-properties fo:color="#999999"/>
    </style:style>
    <style:style style:family="text" style:name="T445">
      <style:text-properties fo:color="#999999"/>
    </style:style>
    <style:style style:family="text" style:name="T446">
      <style:text-properties fo:color="#999999"/>
    </style:style>
    <style:style style:parent-style-name="906" style:family="paragraph" style:name="P242">
      <style:paragraph-properties/>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office:automatic-styles>
  <office:body>
    <office:text text:use-soft-page-breaks="true">
      <text:p text:style-name="P166"><text:span>Note : les entrées en gris sont à remplacer par votre propre texte. N’oubliez pas de soigner la mise en forme.</text:span><text:span/></text:p>
      <text:p text:style-name="P167"><text:span/><text:span/></text:p>
      <text:p text:style-name="P168"><text:span>Rapport de projet de LP25</text:span><text:span/></text:p>
      <text:p text:style-name="P169"><text:span text:style-name="T349"/><text:span text:style-name="T350"/><text:span text:style-name="T351"/></text:p>
      <text:p text:style-name="P170"><text:span text:style-name="T352">Mohamed Yousse KOUBAA – TC3</text:span><text:span text:style-name="T353"/><text:span text:style-name="T354"/></text:p>
      <text:p text:style-name="P171"><text:span text:style-name="T355">Guillaume Tress -<text:s text:c="2"/>TC3</text:span><text:span text:style-name="T356"/><text:span text:style-name="T357"/></text:p>
      <text:p text:style-name="P172"><text:span text:style-name="T358">Kylian P</text:span><text:span text:style-name="T359">ARGUER -<text:s text:c="2"/>TC3</text:span><text:span text:style-name="T360"/><text:span text:style-name="T361"/></text:p>
      <text:p text:style-name="P173"><text:span text:style-name="T362">Badis</text:span><text:span text:style-name="T363"> – TC5</text:span><text:span text:style-name="T364"/><text:span text:style-name="T365"/></text:p>
      <text:p text:style-name="P174"><text:span/><text:span/></text:p>
      <text:p text:style-name="P175"><text:span>Automne 2025</text:span><text:span/></text:p>
      <text:p text:style-name="P176"><text:span/><text:span/></text:p>
      <text:list text:style-name="WWNum7" text:continue-numbering="true">
        <text:list-item>
          <text:h text:outline-level="2" text:restart-numbering="0" text:is-list-header="0" text:style-name="P177"><text:span>Contexte du projet</text:span><text:span/></text:h>
        </text:list-item>
      </text:list>
      <text:p text:style-name="P178"><text:span/><text:span/></text:p>
      <text:p text:style-name="P179"><text:span>le projet consiste à concevoir un </text:span><text:span>programme de gestion de processus pour systèmes Linux</text:span><text:span>, capable de fonctionner aussi bien </text:span><text:span>en local que sur des hôtes distants</text:span><text:span>. L’objectif est de fournir une interface interactive, inspirée de l’outil </text:span><text:span>htop</text:span><text:span>, permettant :</text:span><text:span/></text:p>
      <text:list text:style-name="WWNum4" text:continue-numbering="true">
        <text:list-item>
          <text:p text:style-name="P180"><text:span>d’afficher dynamiquement la liste des processus actifs sur une ou plusieurs machines,</text:span><text:span/></text:p>
        </text:list-item>
        <text:list-item>
          <text:p text:style-name="P181"><text:span>de visualiser des informations détaillées (PID, utilisateur, consommation CPU/mémoire, temps d’exécution, etc.),</text:span><text:span/></text:p>
        </text:list-item>
        <text:list-item>
          <text:p text:style-name="P182"><text:span>et d’interagir directement avec les processus (mise en pause, arrêt, reprise, redémarrage). L’outil reposera sur des mécanismes standards de communication et d’administration à distance (SSH, etc.), compatibilité avec les principales distributions Linux.</text:span><text:span/></text:p>
        </text:list-item>
      </text:list>
      <text:p text:style-name="P183"><text:span/><text:span/></text:p>
      <text:p text:style-name="P184"><text:span text:style-name="T366">Les parties à compléter sont décrites par un texte grisé. Vous devez supprimer ce texte – y compris ces deux phrases - avant de rendre le rapport, et n’y laisser que vos contributions.</text:span><text:span text:style-name="T367"/><text:span text:style-name="T368"/></text:p>
      <text:list text:style-name="WWNum7" text:continue-numbering="true">
        <text:list-item>
          <text:h text:outline-level="2" text:restart-numbering="0" text:is-list-header="0" text:style-name="P185"><text:span>État des lieux des compétences du groupe</text:span><text:span/></text:h>
        </text:list-item>
      </text:list>
      <text:p text:style-name="P186"><text:span/><text:span/></text:p>
      <text:p text:style-name="P187"><text:span text:style-name="T369">Ajouter ici un contexte relativement à votre compétence en C avant LP25, et tirée des C/TD/TP pour situer vos difficultés anticipées au début du projet</text:span><text:span text:style-name="T370"/><text:span text:style-name="T371"/></text:p>
      <text:p text:style-name="P188"><text:span>Mohamed Youssef Koubaa :<text:s text:c="2"/>C’est la premiere<text:s text:c="2"/>language de programmation que j’ai utilisé mais je n’ai<text:s text:c="2"/>pas de connaissances en getopt ou manipulation de processus avant de commancer la LP25</text:span><text:span/></text:p>
      <text:list text:style-name="WWNum7" text:continue-numbering="true">
        <text:list-item>
          <text:h text:outline-level="2" text:restart-numbering="0" text:is-list-header="0" text:style-name="P189"><text:span>Répartition des tâches : planification</text:span><text:span/></text:h>
        </text:list-item>
      </text:list>
      <text:p text:style-name="P190"><text:span/><text:span/></text:p>
      <text:p text:style-name="P191"><text:span>Pour la partie locale, on a divisé le travail en 3, une personne s’occupe de faire les fonction relative aux processus, une personne s’occupe du main et des fonctionnalités et deux personnes font l’interface graphique. </text:span><text:span/></text:p>
      <text:p text:style-name="P192"><text:span/><text:span/></text:p>
      <text:list text:style-name="WWNum7" text:continue-numbering="true">
        <text:list-item>
          <text:h text:outline-level="2" text:restart-numbering="0" text:is-list-header="0" text:style-name="P193"><text:span>Répartition des tâches : réalisation</text:span><text:span/></text:h>
        </text:list-item>
      </text:list>
      <text:p text:style-name="P194"><text:span/><text:span/></text:p>
      <text:p text:style-name="P195"><text:span text:style-name="T372">Reprendre la section ci-dessus avec cette fois les données réelles : qui a fait quoi, en combien de temps.</text:span><text:span text:style-name="T373"/><text:span text:style-name="T374"/></text:p>
      <text:p text:style-name="P196"><text:span text:style-name="T375"/><text:span text:style-name="T376"/><text:span text:style-name="T377"/></text:p>
      <text:p text:style-name="P197"><text:span>Guillaume TRESSE s’est occupé de faire les fonction relative aux processus.</text:span><text:span text:style-name="T378"/></text:p>
      <text:p text:style-name="P198"><text:span text:style-name="T379">Youssef KOUBAA S’est occupé du getopt</text:span><text:span text:style-name="T380"/><text:span/></text:p>
      <text:p text:style-name="P199"><text:span/><text:span/></text:p>
      <text:list text:style-name="WWNum7" text:continue-numbering="true">
        <text:list-item>
          <text:h text:outline-level="2" text:restart-numbering="0" text:is-list-header="0" text:style-name="P200"><text:span>Difficultés rencontrées</text:span><text:span/></text:h>
        </text:list-item>
      </text:list>
      <text:p text:style-name="P201"><text:span>Manque d’informations récoltés dans les fonctions liés aux processus dans la première version</text:span><text:span/></text:p>
      <text:list text:style-name="WWNum7" text:continue-numbering="true">
        <text:list-item>
          <text:list>
            <text:list-item>
              <text:h text:outline-level="3" text:restart-numbering="0" text:is-list-header="0" text:style-name="P202"><text:span>Compréhension des objectifs</text:span><text:span/></text:h>
            </text:list-item>
          </text:list>
        </text:list-item>
      </text:list>
      <text:p text:style-name="P203"><text:span/><text:span/></text:p>
      <text:p text:style-name="P204"><text:span text:style-name="T381">Décrire pour chaque difficulté liée à la compréhension des instructions :</text:span><text:span text:style-name="T382"/><text:span text:style-name="T383"/></text:p>
      <text:list text:style-name="WWNum5" text:continue-numbering="true">
        <text:list-item>
          <text:p text:style-name="P205"><text:span text:style-name="T384">Quelle instruction était incomplète pour vous</text:span><text:span text:style-name="T385"/><text:span text:style-name="T386"/></text:p>
        </text:list-item>
        <text:list-item>
          <text:p text:style-name="P206"><text:span text:style-name="T387">Comment vous avez complété votre compréhension de l’instruction</text:span><text:span text:style-name="T388"/><text:span text:style-name="T389"/></text:p>
        </text:list-item>
        <text:list-item>
          <text:p text:style-name="P207"><text:span text:style-name="T390">Si vous auriez pu remédier à ce problème plus tôt</text:span><text:span text:style-name="T391"/><text:span text:style-name="T392"/></text:p>
        </text:list-item>
      </text:list>
      <text:p text:style-name="P208"><text:span text:style-name="T393"/><text:span text:style-name="T394"/><text:span text:style-name="T395"/></text:p>
      <text:p text:style-name="P209"><text:span/><text:span/></text:p>
      <text:list text:style-name="WWNum7" text:continue-numbering="true">
        <text:list-item>
          <text:list>
            <text:list-item>
              <text:h text:outline-level="3" text:restart-numbering="0" text:is-list-header="0" text:style-name="P210"><text:span>Réalisation des objectifs</text:span><text:span/></text:h>
            </text:list-item>
          </text:list>
        </text:list-item>
      </text:list>
      <text:p text:style-name="P211"><text:span/><text:span/></text:p>
      <text:p text:style-name="P212"><text:span text:style-name="T396">Décrire pour chaque difficulté rencontrée dans l’implémentation :</text:span><text:span text:style-name="T397"/><text:span text:style-name="T398"/></text:p>
      <text:list text:style-name="WWNum6" text:continue-numbering="true">
        <text:list-item>
          <text:p text:style-name="P213"><text:span text:style-name="T399">Les « symptômes » de cette difficulté (par ex. : des résultats incohérents, des données perdues dans les communications, etc.)</text:span><text:span text:style-name="T400"/><text:span text:style-name="T401"/></text:p>
        </text:list-item>
        <text:list-item>
          <text:p text:style-name="P214"><text:span text:style-name="T402">Comment le problème a été résolu (architecture du code dans la fonctionnalité concernée par exemple)</text:span><text:span text:style-name="T403"/><text:span text:style-name="T404"/></text:p>
        </text:list-item>
        <text:list-item>
          <text:p text:style-name="P215"><text:span text:style-name="T405">Si le problème aurait pu être anticipé.</text:span><text:span text:style-name="T406"/><text:span text:style-name="T407"/></text:p>
        </text:list-item>
        <text:list-item>
          <text:p text:style-name="P216"><text:span text:style-name="T408">Ce qui aurait pu faciliter la résolution/éviter le problème</text:span><text:span text:style-name="T409"/><text:span text:style-name="T410"/></text:p>
        </text:list-item>
      </text:list>
      <text:p text:style-name="P217"><text:span text:style-name="T411"/><text:span text:style-name="T412"/><text:span text:style-name="T413"/></text:p>
      <text:p text:style-name="P218"><text:span>Pour les fonctions de processus, une version a été fait mais manquait d’informations ce qui aurait pu être réglé si tout avait été développé dès le départ. Pour<text:s text:c="2"/>le getopt tout marche comme convenu</text:span><text:span/></text:p>
      <text:p text:style-name="P219"><text:span text:style-name="T414"/><text:span text:style-name="T415"/><text:span text:style-name="T416"/></text:p>
      <text:p text:style-name="P220"><text:span/><text:span/></text:p>
      <text:list text:style-name="WWNum7" text:continue-numbering="true">
        <text:list-item>
          <text:h text:outline-level="2" text:restart-numbering="0" text:is-list-header="0" text:style-name="P221"><text:span>Proposition d’une amélioration</text:span><text:span/></text:h>
        </text:list-item>
      </text:list>
      <text:p text:style-name="P222"><text:span/><text:span/></text:p>
      <text:p text:style-name="P223"><text:span text:style-name="T417">Le modèle de code n’est pas optimal. Proposer une piste d’amélioration en décrivant dans les grandes lignes ce que ça changerait au code.</text:span><text:span text:style-name="T418"/><text:span text:style-name="T419"/></text:p>
      <text:p text:style-name="P224"><text:span/><text:span/></text:p>
      <text:list text:style-name="WWNum7" text:continue-numbering="true">
        <text:list-item>
          <text:h text:outline-level="2" text:restart-numbering="0" text:is-list-header="0" text:style-name="P225"><text:span>Analyse des résultats</text:span><text:span/></text:h>
        </text:list-item>
      </text:list>
      <text:p text:style-name="P226"><text:span/><text:span/></text:p>
      <text:p text:style-name="P227"><text:span text:style-name="T420">Proposer votre analyse des résultats</text:span><text:span text:style-name="T421"/><text:span text:style-name="T422"/></text:p>
      <text:p text:style-name="P228"><text:span/><text:span/></text:p>
      <text:list text:style-name="WWNum7" text:continue-numbering="true">
        <text:list-item>
          <text:h text:outline-level="2" text:restart-numbering="0" text:is-list-header="0" text:style-name="P229"><text:span>Retour d’expérience</text:span><text:span/></text:h>
        </text:list-item>
      </text:list>
      <text:p text:style-name="P230"><text:span/><text:span/></text:p>
      <text:p text:style-name="P231"><text:span>Le retour d’expérience (REX ou RETEX) d’un projet est un des enseignements majeurs de ce projet. Il consiste à reprendre le </text:span><text:span>déroulement réel du projet, à le comparer au plan, puis à identifier les principaux points où les deux divergent afin d’en examiner les causes, les conséquences et les procédures à mettre en œuvre pour éviter que cela ne se reproduise. Il est fréquent que </text:span><text:span>le RETEX soit pratiqué de manière informelle, ou par un manager n’ayant pas réellement contribué au projet. Certaines structures, en revanche, ont une approche bien plus formelle et enrichissante du RETEX, on pourra par exemple citer les forces armées et l</text:span><text:span>’industrie électro-nucléaire. En effet, procéder à un RETEX complet, sans concession, dont les conclusions impliqueront des mises à jours des doctrines est un processus garant du maintient d’une structure en conditions opérationnelles. Il arrive parfois mê</text:span><text:span>me de faire le RETEX d’un événement ou d’un projet d’une entité externe (EDF, l’IRSN et l’ASN ont fait un RETEX de l’accident de Fukushima, bien qu’il ait eu lieu sur des réacteurs de nature différente opérés par un autre fournisseur d’électricité, TEPCO).</text:span><text:span/></text:p>
      <text:p text:style-name="P232"><text:span/><text:span/></text:p>
      <text:p text:style-name="P233"><text:span text:style-name="T423">Cette partie permet d’analyser avec un regard critique le déroulement du projet. Il s’agira notamment d’identifier les sources de blocage, et actions correctives qui permet</text:span><text:span text:style-name="T424">tront d’éviter ces blocages à l’avenir et l’enseignement que vous en tirez. Ces questions peuvent être répondues en se posant la question : « si je devais refaire le projet maintenant avec ma compétence acquise par le projet, que ferais-je différemment ? »</text:span><text:span text:style-name="T425"/><text:span text:style-name="T426"/></text:p>
      <text:p text:style-name="P234"><text:span text:style-name="T427"/><text:span text:style-name="T428"/><text:span text:style-name="T429"/></text:p>
      <text:p text:style-name="P235"><text:span text:style-name="T430">Pour chaque blocage, identifier la tâche, l’impact sur le projet (délai, perfor</text:span><text:span text:style-name="T431">mance, complétion), la source profonde selon vous (incompréhension du sujet, mauvaise évaluation de la charge nécessaire, etc.), comment – avec le recul – il aurait été plus efficace de procéder et ce que cette prise de recul vous apporte pour votre futur.</text:span><text:span text:style-name="T432"/><text:span text:style-name="T433"/></text:p>
      <text:p text:style-name="P236"><text:span text:style-name="T434"/><text:span text:style-name="T435"/><text:span text:style-name="T436"/></text:p>
      <text:p text:style-name="P237"><text:span text:style-name="T437">Dans cette partie, il est nécessaire de faire preuve de</text:span><text:span text:style-name="T438"> lucidité sur ses propres performances pour progresser vers votre futur métier d’ingénieur. Par exemple, avoir négligé la planification et sous-estimé le temps nécessaire au projet peut être une erreur fréquente et de laquelle tirer une leçon d’importance.</text:span><text:span text:style-name="T439"/><text:span text:style-name="T440"/></text:p>
      <text:p text:style-name="P238"><text:span text:style-name="T441"/><text:span text:style-name="T442"/><text:span text:style-name="T443"/></text:p>
      <text:list text:style-name="WWNum7" text:continue-numbering="true">
        <text:list-item>
          <text:h text:outline-level="2" text:restart-numbering="0" text:is-list-header="0" text:style-name="P239"><text:span>Conclusion</text:span><text:span/></text:h>
        </text:list-item>
      </text:list>
      <text:p text:style-name="P240"><text:span/><text:span/></text:p>
      <text:p text:style-name="P241"><text:span text:style-name="T444">Vous conclurez sur votre projet et son déroulement dans cette section.</text:span><text:span text:style-name="T445"/><text:span text:style-name="T446"/></text:p>
      <text:p text:style-name="P24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904" style:display-name="Heading 1" style:family="paragraph" style:name="839">
      <style:paragraph-properties fo:margin-top="18pt" fo:margin-bottom="4pt"/>
      <style:text-properties fo:color="#0f4761" fo:font-family="Arial" style:font-family-asian="Arial" style:font-family-complex="Arial" fo:font-size="20pt" style:font-size-complex="20pt"/>
    </style:style>
    <style:style style:parent-style-name="904" style:display-name="Heading 2" style:family="paragraph" style:name="840">
      <style:paragraph-properties fo:margin-top="8pt" fo:margin-bottom="4pt"/>
      <style:text-properties fo:color="#0f4761" fo:font-family="Arial" style:font-family-asian="Arial" style:font-family-complex="Arial" fo:font-size="16pt" style:font-size-complex="16pt"/>
    </style:style>
    <style:style style:parent-style-name="904" style:display-name="Heading 3" style:family="paragraph" style:name="841">
      <style:paragraph-properties fo:margin-top="8pt" fo:margin-bottom="4pt"/>
      <style:text-properties fo:color="#0f4761" fo:font-family="Arial" style:font-family-asian="Arial" style:font-family-complex="Arial" fo:font-size="14pt" style:font-size-complex="14pt"/>
    </style:style>
    <style:style style:parent-style-name="904" style:display-name="Heading 4" style:family="paragraph" style:name="842">
      <style:paragraph-properties fo:margin-top="4pt" fo:margin-bottom="2pt"/>
      <style:text-properties fo:color="#0f4761" fo:font-family="Arial" style:font-family-asian="Arial" style:font-family-complex="Arial" fo:font-style="italic"/>
    </style:style>
    <style:style style:parent-style-name="904" style:display-name="Heading 5" style:family="paragraph" style:name="843">
      <style:paragraph-properties fo:margin-top="4pt" fo:margin-bottom="2pt"/>
      <style:text-properties fo:color="#0f4761" fo:font-family="Arial" style:font-family-asian="Arial" style:font-family-complex="Arial"/>
    </style:style>
    <style:style style:parent-style-name="904" style:display-name="Heading 6" style:family="paragraph" style:name="844">
      <style:paragraph-properties fo:margin-top="2pt" fo:margin-bottom="0pt"/>
      <style:text-properties fo:color="#595959" fo:font-family="Arial" style:font-family-asian="Arial" style:font-family-complex="Arial" fo:font-style="italic"/>
    </style:style>
    <style:style style:parent-style-name="904" style:display-name="Heading 7" style:family="paragraph" style:name="845">
      <style:paragraph-properties fo:margin-top="2pt" fo:margin-bottom="0pt"/>
      <style:text-properties fo:color="#595959" fo:font-family="Arial" style:font-family-asian="Arial" style:font-family-complex="Arial"/>
    </style:style>
    <style:style style:parent-style-name="904" style:display-name="Heading 8" style:family="paragraph" style:name="846">
      <style:paragraph-properties fo:margin-bottom="0pt"/>
      <style:text-properties fo:color="#272727" fo:font-family="Arial" style:font-family-asian="Arial" style:font-family-complex="Arial" fo:font-style="italic"/>
    </style:style>
    <style:style style:parent-style-name="904" style:display-name="Heading 9" style:family="paragraph" style:name="847">
      <style:paragraph-properties fo:margin-bottom="0pt"/>
      <style:text-properties fo:color="#272727" fo:font-family="Arial" style:font-family-asian="Arial" style:font-family-complex="Arial" fo:font-style="italic"/>
    </style:style>
    <style:style style:class="default" style:display-name="Default Paragraph Font" style:family="text" style:name="848">
      <style:paragraph-properties/>
    </style:style>
    <style:style style:parent-style-name="848" style:display-name="Heading 1 Char" style:family="text" style:name="850">
      <style:paragraph-properties/>
      <style:text-properties fo:color="#0f4761" fo:font-family="Arial" style:font-family-asian="Arial" style:font-family-complex="Arial" fo:font-size="20pt" style:font-size-complex="20pt"/>
    </style:style>
    <style:style style:parent-style-name="848" style:display-name="Heading 2 Char" style:family="text" style:name="851">
      <style:paragraph-properties/>
      <style:text-properties fo:color="#0f4761" fo:font-family="Arial" style:font-family-asian="Arial" style:font-family-complex="Arial" fo:font-size="16pt" style:font-size-complex="16pt"/>
    </style:style>
    <style:style style:parent-style-name="848" style:display-name="Heading 3 Char" style:family="text" style:name="852">
      <style:paragraph-properties/>
      <style:text-properties fo:color="#0f4761" fo:font-family="Arial" style:font-family-asian="Arial" style:font-family-complex="Arial" fo:font-size="14pt" style:font-size-complex="14pt"/>
    </style:style>
    <style:style style:parent-style-name="848" style:display-name="Heading 4 Char" style:family="text" style:name="853">
      <style:paragraph-properties/>
      <style:text-properties fo:color="#0f4761" fo:font-family="Arial" style:font-family-asian="Arial" style:font-family-complex="Arial" fo:font-style="italic"/>
    </style:style>
    <style:style style:parent-style-name="848" style:display-name="Heading 5 Char" style:family="text" style:name="854">
      <style:paragraph-properties/>
      <style:text-properties fo:color="#0f4761" fo:font-family="Arial" style:font-family-asian="Arial" style:font-family-complex="Arial"/>
    </style:style>
    <style:style style:parent-style-name="848" style:display-name="Heading 6 Char" style:family="text" style:name="855">
      <style:paragraph-properties/>
      <style:text-properties fo:color="#595959" fo:font-family="Arial" style:font-family-asian="Arial" style:font-family-complex="Arial" fo:font-style="italic"/>
    </style:style>
    <style:style style:parent-style-name="848" style:display-name="Heading 7 Char" style:family="text" style:name="856">
      <style:paragraph-properties/>
      <style:text-properties fo:color="#595959" fo:font-family="Arial" style:font-family-asian="Arial" style:font-family-complex="Arial"/>
    </style:style>
    <style:style style:parent-style-name="848" style:display-name="Heading 8 Char" style:family="text" style:name="857">
      <style:paragraph-properties/>
      <style:text-properties fo:color="#272727" fo:font-family="Arial" style:font-family-asian="Arial" style:font-family-complex="Arial" fo:font-style="italic"/>
    </style:style>
    <style:style style:parent-style-name="848" style:display-name="Heading 9 Char" style:family="text" style:name="858">
      <style:paragraph-properties/>
      <style:text-properties fo:color="#272727" fo:font-family="Arial" style:font-family-asian="Arial" style:font-family-complex="Arial" fo:font-style="italic"/>
    </style:style>
    <style:style style:parent-style-name="904" style:display-name="Title" style:family="paragraph" style:name="859">
      <style:paragraph-properties fo:line-height="100%" fo:margin-bottom="4pt" style:contextual-spacing="true"/>
      <style:text-properties fo:font-family="Arial" style:font-family-asian="Arial" style:font-family-complex="Arial" fo:font-size="28pt" style:font-size-complex="28pt" fo:letter-spacing="-0.5pt"/>
    </style:style>
    <style:style style:parent-style-name="848" style:display-name="Title Char" style:family="text" style:name="860">
      <style:paragraph-properties/>
      <style:text-properties fo:font-family="Arial" style:font-family-asian="Arial" style:font-family-complex="Arial" fo:font-size="28pt" style:font-size-complex="28pt" fo:letter-spacing="-0.5pt"/>
    </style:style>
    <style:style style:parent-style-name="904" style:display-name="Subtitle" style:family="paragraph" style:name="861">
      <style:paragraph-properties/>
      <style:text-properties fo:color="#595959" fo:font-size="14pt" style:font-size-complex="14pt" fo:letter-spacing="0.75pt"/>
    </style:style>
    <style:style style:parent-style-name="848" style:display-name="Subtitle Char" style:family="text" style:name="862">
      <style:paragraph-properties/>
      <style:text-properties fo:color="#595959" fo:font-size="14pt" style:font-size-complex="14pt" fo:letter-spacing="0.75pt"/>
    </style:style>
    <style:style style:parent-style-name="904" style:display-name="Quote" style:family="paragraph" style:name="863">
      <style:paragraph-properties fo:text-align="center" fo:margin-top="8pt"/>
      <style:text-properties fo:color="#404040" fo:font-style="italic"/>
    </style:style>
    <style:style style:parent-style-name="848" style:display-name="Quote Char" style:family="text" style:name="864">
      <style:paragraph-properties/>
      <style:text-properties fo:color="#404040" fo:font-style="italic"/>
    </style:style>
    <style:style style:parent-style-name="904" style:display-name="List Paragraph" style:family="paragraph" style:name="865">
      <style:paragraph-properties fo:margin-left="1.27cm" style:contextual-spacing="true"/>
    </style:style>
    <style:style style:parent-style-name="848" style:display-name="Intense Emphasis" style:family="text" style:name="866">
      <style:paragraph-properties/>
      <style:text-properties fo:color="#0f4761" fo:font-style="italic"/>
    </style:style>
    <style:style style:parent-style-name="904" style:display-name="Intense Quote" style:family="paragraph" style:name="8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848" style:display-name="Intense Quote Char" style:family="text" style:name="868">
      <style:paragraph-properties/>
      <style:text-properties fo:color="#0f4761" fo:font-style="italic"/>
    </style:style>
    <style:style style:parent-style-name="848" style:display-name="Intense Reference" style:family="text" style:name="869">
      <style:paragraph-properties/>
      <style:text-properties fo:font-variant="small-caps" fo:color="#0f4761" fo:letter-spacing="0.25pt" fo:font-weight="bold"/>
    </style:style>
    <style:style style:parent-style-name="904" style:display-name="No Spacing" style:family="paragraph" style:name="870">
      <style:paragraph-properties fo:line-height="100%" fo:margin-bottom="0pt"/>
    </style:style>
    <style:style style:parent-style-name="848" style:display-name="Subtle Emphasis" style:family="text" style:name="871">
      <style:paragraph-properties/>
      <style:text-properties fo:color="#404040" fo:font-style="italic"/>
    </style:style>
    <style:style style:parent-style-name="848" style:display-name="Emphasis" style:family="text" style:name="872">
      <style:paragraph-properties/>
      <style:text-properties fo:font-style="italic"/>
    </style:style>
    <style:style style:parent-style-name="848" style:display-name="Strong" style:family="text" style:name="873">
      <style:paragraph-properties/>
      <style:text-properties fo:font-weight="bold"/>
    </style:style>
    <style:style style:parent-style-name="848" style:display-name="Subtle Reference" style:family="text" style:name="874">
      <style:paragraph-properties/>
      <style:text-properties fo:font-variant="small-caps" fo:color="#5a5a5a"/>
    </style:style>
    <style:style style:parent-style-name="848" style:display-name="Book Title" style:family="text" style:name="875">
      <style:paragraph-properties/>
      <style:text-properties fo:letter-spacing="0.25pt" fo:font-style="italic" fo:font-weight="bold"/>
    </style:style>
    <style:style style:parent-style-name="904" style:display-name="Header" style:family="paragraph" style:name="876">
      <style:paragraph-properties fo:line-height="100%" fo:margin-bottom="0pt">
        <style:tab-stops>
          <style:tab-stop style:position="8.545cm" style:type="center"/>
          <style:tab-stop style:position="17.09cm" style:type="right"/>
        </style:tab-stops>
      </style:paragraph-properties>
    </style:style>
    <style:style style:parent-style-name="848" style:display-name="Header Char" style:family="text" style:name="877">
      <style:paragraph-properties/>
    </style:style>
    <style:style style:parent-style-name="904" style:display-name="Footer" style:family="paragraph" style:name="878">
      <style:paragraph-properties fo:line-height="100%" fo:margin-bottom="0pt">
        <style:tab-stops>
          <style:tab-stop style:position="8.545cm" style:type="center"/>
          <style:tab-stop style:position="17.09cm" style:type="right"/>
        </style:tab-stops>
      </style:paragraph-properties>
    </style:style>
    <style:style style:parent-style-name="848" style:display-name="Footer Char" style:family="text" style:name="879">
      <style:paragraph-properties/>
    </style:style>
    <style:style style:parent-style-name="904" style:display-name="Caption" style:family="paragraph" style:name="880">
      <style:paragraph-properties fo:line-height="100%" fo:margin-bottom="10pt"/>
      <style:text-properties fo:color="#0e2841" fo:font-size="9pt" style:font-size-complex="9pt" fo:font-style="italic"/>
    </style:style>
    <style:style style:parent-style-name="904" style:display-name="footnote text" style:family="paragraph" style:name="881">
      <style:paragraph-properties fo:line-height="100%" fo:margin-bottom="0pt"/>
      <style:text-properties fo:font-size="10pt" style:font-size-complex="10pt"/>
    </style:style>
    <style:style style:parent-style-name="848" style:display-name="Footnote Text Char" style:family="text" style:name="882">
      <style:paragraph-properties/>
      <style:text-properties fo:font-size="10pt" style:font-size-complex="10pt"/>
    </style:style>
    <style:style style:parent-style-name="848" style:display-name="footnote reference" style:family="text" style:name="883">
      <style:paragraph-properties/>
      <style:text-properties style:text-position="super 58%"/>
    </style:style>
    <style:style style:parent-style-name="904" style:display-name="endnote text" style:family="paragraph" style:name="884">
      <style:paragraph-properties fo:line-height="100%" fo:margin-bottom="0pt"/>
      <style:text-properties fo:font-size="10pt" style:font-size-complex="10pt"/>
    </style:style>
    <style:style style:parent-style-name="848" style:display-name="Endnote Text Char" style:family="text" style:name="885">
      <style:paragraph-properties/>
      <style:text-properties fo:font-size="10pt" style:font-size-complex="10pt"/>
    </style:style>
    <style:style style:parent-style-name="848" style:display-name="endnote reference" style:family="text" style:name="886">
      <style:paragraph-properties/>
      <style:text-properties style:text-position="super 58%"/>
    </style:style>
    <style:style style:parent-style-name="848" style:display-name="Hyperlink" style:family="text" style:name="8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848" style:display-name="FollowedHyperlink" style:family="text" style:name="888">
      <style:paragraph-properties/>
      <style:text-properties fo:color="#954f72" style:text-underline-type="single" style:text-underline-style="solid" style:text-underline-width="auto" style:text-underline-color="font-color"/>
    </style:style>
    <style:style style:parent-style-name="904" style:display-name="toc 1" style:family="paragraph" style:name="889">
      <style:paragraph-properties fo:margin-bottom="5pt"/>
    </style:style>
    <style:style style:parent-style-name="904" style:display-name="toc 2" style:family="paragraph" style:name="890">
      <style:paragraph-properties fo:margin-left="0.3881cm" fo:margin-bottom="5pt"/>
    </style:style>
    <style:style style:parent-style-name="904" style:display-name="toc 3" style:family="paragraph" style:name="891">
      <style:paragraph-properties fo:margin-left="0.7762cm" fo:margin-bottom="5pt"/>
    </style:style>
    <style:style style:parent-style-name="904" style:display-name="toc 4" style:family="paragraph" style:name="892">
      <style:paragraph-properties fo:margin-left="1.164cm" fo:margin-bottom="5pt"/>
    </style:style>
    <style:style style:parent-style-name="904" style:display-name="toc 5" style:family="paragraph" style:name="893">
      <style:paragraph-properties fo:margin-left="1.552cm" fo:margin-bottom="5pt"/>
    </style:style>
    <style:style style:parent-style-name="904" style:display-name="toc 6" style:family="paragraph" style:name="894">
      <style:paragraph-properties fo:margin-left="1.94cm" fo:margin-bottom="5pt"/>
    </style:style>
    <style:style style:parent-style-name="904" style:display-name="toc 7" style:family="paragraph" style:name="895">
      <style:paragraph-properties fo:margin-left="2.328cm" fo:margin-bottom="5pt"/>
    </style:style>
    <style:style style:parent-style-name="904" style:display-name="toc 8" style:family="paragraph" style:name="896">
      <style:paragraph-properties fo:margin-left="2.717cm" fo:margin-bottom="5pt"/>
    </style:style>
    <style:style style:parent-style-name="904" style:display-name="toc 9" style:family="paragraph" style:name="897">
      <style:paragraph-properties fo:margin-left="3.105cm" fo:margin-bottom="5pt"/>
    </style:style>
    <style:style style:parent-style-name="848" style:display-name="Placeholder Text" style:family="text" style:name="898">
      <style:paragraph-properties/>
      <style:text-properties fo:color="#666666"/>
    </style:style>
    <style:style style:display-name="TOC Heading" style:family="paragraph" style:name="899">
      <style:paragraph-properties/>
    </style:style>
    <style:style style:parent-style-name="904" style:display-name="table of figures" style:family="paragraph" style:name="900">
      <style:paragraph-properties fo:margin-bottom="0pt"/>
    </style:style>
    <style:style style:display-name="DStyle_paragraph" style:family="paragraph" style:name="901">
      <style:paragraph-properties fo:line-height="100%" fo:text-align="left" fo:border="none"/>
      <style:text-properties fo:font-variant="normal" fo:text-transform="none" fo:color="#000000" style:text-line-through-type="none" fo:font-family="Liberation Serif" style:font-family-asian="Noto Sans CJK SC" style:font-family-complex="Lohit Devanagari" fo:font-size="12pt" style:font-size-complex="12pt" fo:letter-spacing="0pt" fo:language="fr" style:language-complex="hi" fo:country="FR" style:country-complex="IN" fo:font-style="normal" style:text-underline-type="none" style:text-underline-width="auto" fo:font-weight="normal"/>
    </style:style>
    <style:style style:parent-style-name="907" style:display-name="Titre 1" style:family="paragraph" style:name="902">
      <style:paragraph-properties/>
      <style:text-properties fo:font-size="18pt" style:font-size-complex="18pt" fo:font-weight="bold"/>
    </style:style>
    <style:style style:parent-style-name="907" style:display-name="Titre 2" style:family="paragraph" style:name="903">
      <style:paragraph-properties fo:margin-top="10pt"/>
      <style:text-properties fo:font-size="16pt" style:font-size-complex="16pt" fo:font-weight="bold"/>
    </style:style>
    <style:style style:parent-style-name="901" style:class="default" style:display-name="Normal" style:family="paragraph" style:name="904">
      <style:paragraph-properties/>
    </style:style>
    <style:style style:parent-style-name="901" style:display-name="Police par défaut" style:family="text" style:name="905">
      <style:paragraph-properties/>
    </style:style>
    <style:style style:parent-style-name="901" style:display-name="Standard" style:family="paragraph" style:name="906">
      <style:paragraph-properties/>
      <style:text-properties/>
    </style:style>
    <style:style style:parent-style-name="906" style:display-name="Heading" style:family="paragraph" style:name="907">
      <style:paragraph-properties fo:margin-top="12pt" fo:margin-bottom="6pt"/>
      <style:text-properties fo:font-family="Liberation Sans" fo:font-size="14pt" style:font-size-complex="14pt"/>
    </style:style>
    <style:style style:parent-style-name="906" style:display-name="Text body" style:family="paragraph" style:name="908">
      <style:paragraph-properties fo:line-height="115%" fo:margin-bottom="7pt"/>
      <style:text-properties/>
    </style:style>
    <style:style style:parent-style-name="908" style:display-name="Liste" style:family="paragraph" style:name="909">
      <style:paragraph-properties/>
    </style:style>
    <style:style style:parent-style-name="906" style:display-name="Légende" style:family="paragraph" style:name="910">
      <style:paragraph-properties fo:margin-top="6pt" fo:margin-bottom="6pt"/>
      <style:text-properties fo:font-style="italic"/>
    </style:style>
    <style:style style:parent-style-name="906" style:display-name="Index" style:family="paragraph" style:name="911">
      <style:paragraph-properties/>
    </style:style>
    <style:style style:parent-style-name="906" style:display-name="Table Contents" style:family="paragraph" style:name="912">
      <style:paragraph-properties/>
    </style:style>
    <style:style style:parent-style-name="910" style:display-name="Table" style:family="paragraph" style:name="913">
      <style:paragraph-properties/>
    </style:style>
    <style:style style:parent-style-name="907" style:display-name="Titre" style:family="paragraph" style:name="914">
      <style:paragraph-properties fo:text-align="center"/>
      <style:text-properties fo:font-size="28pt" style:font-size-complex="28pt" fo:font-weight="bold"/>
    </style:style>
    <style:style style:parent-style-name="901" style:display-name="Bullet Symbols" style:family="text" style:name="915">
      <style:paragraph-properties/>
      <style:text-properties fo:font-family="OpenSymbol" style:font-family-asian="OpenSymbol" style:font-family-complex="OpenSymbol"/>
    </style:style>
    <style:style style:parent-style-name="901" style:display-name="Strong Emphasis" style:family="text" style:name="916">
      <style:paragraph-properties/>
      <style:text-properties fo:font-weight="bold"/>
    </style:style>
    <style:style style:parent-style-name="901" style:display-name="Source Text" style:family="text" style:name="917">
      <style:paragraph-properties/>
      <style:text-properties fo:font-family="Liberation Mono" style:font-family-asian="Noto Sans Mono CJK SC" style:font-family-complex="Liberation Mono"/>
    </style:style>
    <style:style style:parent-style-name="901" style:display-name="WW_CharLFO1LVL1" style:family="text" style:name="918">
      <style:paragraph-properties/>
      <style:text-properties fo:font-family="OpenSymbol" style:font-family-asian="OpenSymbol" style:font-family-complex="OpenSymbol"/>
    </style:style>
    <style:style style:parent-style-name="901" style:display-name="WW_CharLFO1LVL2" style:family="text" style:name="919">
      <style:paragraph-properties/>
      <style:text-properties fo:font-family="OpenSymbol" style:font-family-asian="OpenSymbol" style:font-family-complex="OpenSymbol"/>
    </style:style>
    <style:style style:parent-style-name="901" style:display-name="WW_CharLFO1LVL3" style:family="text" style:name="920">
      <style:paragraph-properties/>
      <style:text-properties fo:font-family="OpenSymbol" style:font-family-asian="OpenSymbol" style:font-family-complex="OpenSymbol"/>
    </style:style>
    <style:style style:parent-style-name="901" style:display-name="WW_CharLFO1LVL4" style:family="text" style:name="921">
      <style:paragraph-properties/>
      <style:text-properties fo:font-family="OpenSymbol" style:font-family-asian="OpenSymbol" style:font-family-complex="OpenSymbol"/>
    </style:style>
    <style:style style:parent-style-name="901" style:display-name="WW_CharLFO1LVL5" style:family="text" style:name="922">
      <style:paragraph-properties/>
      <style:text-properties fo:font-family="OpenSymbol" style:font-family-asian="OpenSymbol" style:font-family-complex="OpenSymbol"/>
    </style:style>
    <style:style style:parent-style-name="901" style:display-name="WW_CharLFO1LVL6" style:family="text" style:name="923">
      <style:paragraph-properties/>
      <style:text-properties fo:font-family="OpenSymbol" style:font-family-asian="OpenSymbol" style:font-family-complex="OpenSymbol"/>
    </style:style>
    <style:style style:parent-style-name="901" style:display-name="WW_CharLFO1LVL7" style:family="text" style:name="924">
      <style:paragraph-properties/>
      <style:text-properties fo:font-family="OpenSymbol" style:font-family-asian="OpenSymbol" style:font-family-complex="OpenSymbol"/>
    </style:style>
    <style:style style:parent-style-name="901" style:display-name="WW_CharLFO1LVL8" style:family="text" style:name="925">
      <style:paragraph-properties/>
      <style:text-properties fo:font-family="OpenSymbol" style:font-family-asian="OpenSymbol" style:font-family-complex="OpenSymbol"/>
    </style:style>
    <style:style style:parent-style-name="901" style:display-name="WW_CharLFO1LVL9" style:family="text" style:name="926">
      <style:paragraph-properties/>
      <style:text-properties fo:font-family="OpenSymbol" style:font-family-asian="OpenSymbol" style:font-family-complex="OpenSymbol"/>
    </style:style>
    <style:style style:parent-style-name="901" style:display-name="WW_CharLFO2LVL1" style:family="text" style:name="927">
      <style:paragraph-properties/>
      <style:text-properties fo:font-family="OpenSymbol" style:font-family-asian="OpenSymbol" style:font-family-complex="OpenSymbol"/>
    </style:style>
    <style:style style:parent-style-name="901" style:display-name="WW_CharLFO2LVL2" style:family="text" style:name="928">
      <style:paragraph-properties/>
      <style:text-properties fo:font-family="OpenSymbol" style:font-family-asian="OpenSymbol" style:font-family-complex="OpenSymbol"/>
    </style:style>
    <style:style style:parent-style-name="901" style:display-name="WW_CharLFO2LVL3" style:family="text" style:name="929">
      <style:paragraph-properties/>
      <style:text-properties fo:font-family="OpenSymbol" style:font-family-asian="OpenSymbol" style:font-family-complex="OpenSymbol"/>
    </style:style>
    <style:style style:parent-style-name="901" style:display-name="WW_CharLFO2LVL4" style:family="text" style:name="930">
      <style:paragraph-properties/>
      <style:text-properties fo:font-family="OpenSymbol" style:font-family-asian="OpenSymbol" style:font-family-complex="OpenSymbol"/>
    </style:style>
    <style:style style:parent-style-name="901" style:display-name="WW_CharLFO2LVL5" style:family="text" style:name="931">
      <style:paragraph-properties/>
      <style:text-properties fo:font-family="OpenSymbol" style:font-family-asian="OpenSymbol" style:font-family-complex="OpenSymbol"/>
    </style:style>
    <style:style style:parent-style-name="901" style:display-name="WW_CharLFO2LVL6" style:family="text" style:name="932">
      <style:paragraph-properties/>
      <style:text-properties fo:font-family="OpenSymbol" style:font-family-asian="OpenSymbol" style:font-family-complex="OpenSymbol"/>
    </style:style>
    <style:style style:parent-style-name="901" style:display-name="WW_CharLFO2LVL7" style:family="text" style:name="933">
      <style:paragraph-properties/>
      <style:text-properties fo:font-family="OpenSymbol" style:font-family-asian="OpenSymbol" style:font-family-complex="OpenSymbol"/>
    </style:style>
    <style:style style:parent-style-name="901" style:display-name="WW_CharLFO2LVL8" style:family="text" style:name="934">
      <style:paragraph-properties/>
      <style:text-properties fo:font-family="OpenSymbol" style:font-family-asian="OpenSymbol" style:font-family-complex="OpenSymbol"/>
    </style:style>
    <style:style style:parent-style-name="901" style:display-name="WW_CharLFO2LVL9" style:family="text" style:name="935">
      <style:paragraph-properties/>
      <style:text-properties fo:font-family="OpenSymbol" style:font-family-asian="OpenSymbol" style:font-family-complex="OpenSymbol"/>
    </style:style>
    <style:style style:parent-style-name="901" style:display-name="WW_CharLFO3LVL1" style:family="text" style:name="936">
      <style:paragraph-properties/>
      <style:text-properties fo:font-family="OpenSymbol" style:font-family-asian="OpenSymbol" style:font-family-complex="OpenSymbol"/>
    </style:style>
    <style:style style:parent-style-name="901" style:display-name="WW_CharLFO3LVL2" style:family="text" style:name="937">
      <style:paragraph-properties/>
      <style:text-properties fo:font-family="OpenSymbol" style:font-family-asian="OpenSymbol" style:font-family-complex="OpenSymbol"/>
    </style:style>
    <style:style style:parent-style-name="901" style:display-name="WW_CharLFO3LVL3" style:family="text" style:name="938">
      <style:paragraph-properties/>
      <style:text-properties fo:font-family="OpenSymbol" style:font-family-asian="OpenSymbol" style:font-family-complex="OpenSymbol"/>
    </style:style>
    <style:style style:parent-style-name="901" style:display-name="WW_CharLFO3LVL4" style:family="text" style:name="939">
      <style:paragraph-properties/>
      <style:text-properties fo:font-family="OpenSymbol" style:font-family-asian="OpenSymbol" style:font-family-complex="OpenSymbol"/>
    </style:style>
    <style:style style:parent-style-name="901" style:display-name="WW_CharLFO3LVL5" style:family="text" style:name="940">
      <style:paragraph-properties/>
      <style:text-properties fo:font-family="OpenSymbol" style:font-family-asian="OpenSymbol" style:font-family-complex="OpenSymbol"/>
    </style:style>
    <style:style style:parent-style-name="901" style:display-name="WW_CharLFO3LVL6" style:family="text" style:name="941">
      <style:paragraph-properties/>
      <style:text-properties fo:font-family="OpenSymbol" style:font-family-asian="OpenSymbol" style:font-family-complex="OpenSymbol"/>
    </style:style>
    <style:style style:parent-style-name="901" style:display-name="WW_CharLFO3LVL7" style:family="text" style:name="942">
      <style:paragraph-properties/>
      <style:text-properties fo:font-family="OpenSymbol" style:font-family-asian="OpenSymbol" style:font-family-complex="OpenSymbol"/>
    </style:style>
    <style:style style:parent-style-name="901" style:display-name="WW_CharLFO3LVL8" style:family="text" style:name="943">
      <style:paragraph-properties/>
      <style:text-properties fo:font-family="OpenSymbol" style:font-family-asian="OpenSymbol" style:font-family-complex="OpenSymbol"/>
    </style:style>
    <style:style style:parent-style-name="901" style:display-name="WW_CharLFO3LVL9" style:family="text" style:name="944">
      <style:paragraph-properties/>
      <style:text-properties fo:font-family="OpenSymbol" style:font-family-asian="OpenSymbol" style:font-family-complex="OpenSymbol"/>
    </style:style>
    <style:style style:family="text" style:name="T224">
      <style:text-properties fo:font-family="OpenSymbol" style:font-family-asian="OpenSymbol" style:font-family-complex="OpenSymbol"/>
    </style:style>
    <style:style style:family="text" style:name="T225">
      <style:text-properties fo:font-family="OpenSymbol" style:font-family-asian="OpenSymbol" style:font-family-complex="OpenSymbol"/>
    </style:style>
    <style:style style:family="text" style:name="T226">
      <style:text-properties fo:font-family="OpenSymbol" style:font-family-asian="OpenSymbol" style:font-family-complex="OpenSymbol"/>
    </style:style>
    <style:style style:family="text" style:name="T227">
      <style:text-properties fo:font-family="OpenSymbol" style:font-family-asian="OpenSymbol" style:font-family-complex="OpenSymbol"/>
    </style:style>
    <style:style style:family="text" style:name="T228">
      <style:text-properties fo:font-family="OpenSymbol" style:font-family-asian="OpenSymbol" style:font-family-complex="OpenSymbol"/>
    </style:style>
    <style:style style:family="text" style:name="T229">
      <style:text-properties fo:font-family="OpenSymbol" style:font-family-asian="OpenSymbol" style:font-family-complex="OpenSymbol"/>
    </style:style>
    <style:style style:family="text" style:name="T230">
      <style:text-properties fo:font-family="OpenSymbol" style:font-family-asian="OpenSymbol" style:font-family-complex="OpenSymbol"/>
    </style:style>
    <style:style style:family="text" style:name="T231">
      <style:text-properties fo:font-family="OpenSymbol" style:font-family-asian="OpenSymbol" style:font-family-complex="OpenSymbol"/>
    </style:style>
    <style:style style:family="text" style:name="T232">
      <style:text-properties fo:font-family="OpenSymbol" style:font-family-asian="OpenSymbol" style:font-family-complex="OpenSymbol"/>
    </style:style>
    <style:style style:family="text" style:name="T233">
      <style:text-properties fo:font-family="OpenSymbol" style:font-family-asian="OpenSymbol" style:font-family-complex="OpenSymbol"/>
    </style:style>
    <style:style style:family="text" style:name="T234">
      <style:text-properties fo:font-family="OpenSymbol" style:font-family-asian="OpenSymbol" style:font-family-complex="OpenSymbol"/>
    </style:style>
    <style:style style:family="text" style:name="T235">
      <style:text-properties fo:font-family="OpenSymbol" style:font-family-asian="OpenSymbol" style:font-family-complex="OpenSymbol"/>
    </style:style>
    <style:style style:family="text" style:name="T236">
      <style:text-properties fo:font-family="OpenSymbol" style:font-family-asian="OpenSymbol" style:font-family-complex="OpenSymbol"/>
    </style:style>
    <style:style style:family="text" style:name="T237">
      <style:text-properties fo:font-family="OpenSymbol" style:font-family-asian="OpenSymbol" style:font-family-complex="OpenSymbol"/>
    </style:style>
    <style:style style:family="text" style:name="T238">
      <style:text-properties fo:font-family="OpenSymbol" style:font-family-asian="OpenSymbol" style:font-family-complex="OpenSymbol"/>
    </style:style>
    <style:style style:family="text" style:name="T239">
      <style:text-properties fo:font-family="OpenSymbol" style:font-family-asian="OpenSymbol" style:font-family-complex="OpenSymbol"/>
    </style:style>
    <style:style style:family="text" style:name="T240">
      <style:text-properties fo:font-family="OpenSymbol" style:font-family-asian="OpenSymbol" style:font-family-complex="OpenSymbol"/>
    </style:style>
    <style:style style:family="text" style:name="T241">
      <style:text-properties fo:font-family="OpenSymbol" style:font-family-asian="OpenSymbol" style:font-family-complex="OpenSymbol"/>
    </style:style>
    <style:style style:family="text" style:name="T242">
      <style:text-properties fo:font-family="OpenSymbol" style:font-family-asian="OpenSymbol" style:font-family-complex="OpenSymbol"/>
    </style:style>
    <style:style style:family="text" style:name="T243">
      <style:text-properties fo:font-family="OpenSymbol" style:font-family-asian="OpenSymbol" style:font-family-complex="OpenSymbol"/>
    </style:style>
    <style:style style:family="text" style:name="T244">
      <style:text-properties fo:font-family="OpenSymbol" style:font-family-asian="OpenSymbol" style:font-family-complex="OpenSymbol"/>
    </style:style>
    <style:style style:family="text" style:name="T245">
      <style:text-properties fo:font-family="OpenSymbol" style:font-family-asian="OpenSymbol" style:font-family-complex="OpenSymbol"/>
    </style:style>
    <style:style style:family="text" style:name="T246">
      <style:text-properties fo:font-family="OpenSymbol" style:font-family-asian="OpenSymbol" style:font-family-complex="OpenSymbol"/>
    </style:style>
    <style:style style:family="text" style:name="T247">
      <style:text-properties fo:font-family="OpenSymbol" style:font-family-asian="OpenSymbol" style:font-family-complex="OpenSymbol"/>
    </style:style>
    <style:style style:family="text" style:name="T248">
      <style:text-properties fo:font-family="OpenSymbol" style:font-family-asian="OpenSymbol" style:font-family-complex="OpenSymbol"/>
    </style:style>
    <style:style style:family="text" style:name="T249">
      <style:text-properties fo:font-family="OpenSymbol" style:font-family-asian="OpenSymbol" style:font-family-complex="OpenSymbol"/>
    </style:style>
    <style:style style:family="text" style:name="T250">
      <style:text-properties fo:font-family="OpenSymbol" style:font-family-asian="OpenSymbol" style:font-family-complex="OpenSymbol"/>
    </style:style>
    <style:style style:family="text" style:name="T251">
      <style:text-properties fo:font-family="OpenSymbol" style:font-family-asian="OpenSymbol" style:font-family-complex="OpenSymbol"/>
    </style:style>
    <style:style style:family="text" style:name="T252">
      <style:text-properties fo:font-family="OpenSymbol" style:font-family-asian="OpenSymbol" style:font-family-complex="OpenSymbol"/>
    </style:style>
    <style:style style:family="text" style:name="T253">
      <style:text-properties fo:font-family="OpenSymbol" style:font-family-asian="OpenSymbol" style:font-family-complex="OpenSymbol"/>
    </style:style>
    <style:style style:family="text" style:name="T254">
      <style:text-properties fo:font-family="OpenSymbol" style:font-family-asian="OpenSymbol" style:font-family-complex="OpenSymbol"/>
    </style:style>
    <style:style style:family="text" style:name="T255">
      <style:text-properties fo:font-family="OpenSymbol" style:font-family-asian="OpenSymbol" style:font-family-complex="OpenSymbol"/>
    </style:style>
    <style:style style:family="text" style:name="T256">
      <style:text-properties fo:font-family="OpenSymbol" style:font-family-asian="OpenSymbol" style:font-family-complex="OpenSymbol"/>
    </style:style>
    <style:style style:family="text" style:name="T257">
      <style:text-properties fo:font-family="OpenSymbol" style:font-family-asian="OpenSymbol" style:font-family-complex="OpenSymbol"/>
    </style:style>
    <style:style style:family="text" style:name="T258">
      <style:text-properties fo:font-family="OpenSymbol" style:font-family-asian="OpenSymbol" style:font-family-complex="OpenSymbol"/>
    </style:style>
    <style:style style:family="text" style:name="T259">
      <style:text-properties fo:font-family="OpenSymbol" style:font-family-asian="OpenSymbol" style:font-family-complex="OpenSymbol"/>
    </style:style>
    <style:style style:family="text" style:name="T260">
      <style:text-properties fo:font-family="OpenSymbol" style:font-family-asian="OpenSymbol" style:font-family-complex="OpenSymbol"/>
    </style:style>
    <style:style style:family="text" style:name="T261">
      <style:text-properties fo:font-family="OpenSymbol" style:font-family-asian="OpenSymbol" style:font-family-complex="OpenSymbol"/>
    </style:style>
    <style:style style:family="text" style:name="T262">
      <style:text-properties fo:font-family="OpenSymbol" style:font-family-asian="OpenSymbol" style:font-family-complex="OpenSymbol"/>
    </style:style>
    <style:style style:family="text" style:name="T263">
      <style:text-properties fo:font-family="OpenSymbol" style:font-family-asian="OpenSymbol" style:font-family-complex="OpenSymbol"/>
    </style:style>
    <style:style style:family="text" style:name="T264">
      <style:text-properties fo:font-family="OpenSymbol" style:font-family-asian="OpenSymbol" style:font-family-complex="OpenSymbol"/>
    </style:style>
    <style:style style:family="text" style:name="T265">
      <style:text-properties fo:font-family="OpenSymbol" style:font-family-asian="OpenSymbol" style:font-family-complex="OpenSymbol"/>
    </style:style>
    <style:style style:family="text" style:name="T266">
      <style:text-properties fo:font-family="OpenSymbol" style:font-family-asian="OpenSymbol" style:font-family-complex="OpenSymbol"/>
    </style:style>
    <style:style style:family="text" style:name="T267">
      <style:text-properties fo:font-family="OpenSymbol" style:font-family-asian="OpenSymbol" style:font-family-complex="OpenSymbol"/>
    </style:style>
    <style:style style:family="text" style:name="T268">
      <style:text-properties fo:font-family="OpenSymbol" style:font-family-asian="OpenSymbol" style:font-family-complex="OpenSymbol"/>
    </style:style>
    <style:style style:family="text" style:name="T269">
      <style:text-properties fo:font-family="OpenSymbol" style:font-family-asian="OpenSymbol" style:font-family-complex="OpenSymbol"/>
    </style:style>
    <style:style style:family="text" style:name="T270">
      <style:text-properties fo:font-family="OpenSymbol" style:font-family-asian="OpenSymbol" style:font-family-complex="OpenSymbol"/>
    </style:style>
    <style:style style:family="text" style:name="T271">
      <style:text-properties fo:font-family="OpenSymbol" style:font-family-asian="OpenSymbol" style:font-family-complex="OpenSymbol"/>
    </style:style>
    <style:style style:family="text" style:name="T272">
      <style:text-properties fo:font-family="OpenSymbol" style:font-family-asian="OpenSymbol" style:font-family-complex="OpenSymbol"/>
    </style:style>
    <style:style style:family="text" style:name="T273">
      <style:text-properties fo:font-family="OpenSymbol" style:font-family-asian="OpenSymbol" style:font-family-complex="OpenSymbol"/>
    </style:style>
    <style:style style:family="text" style:name="T274">
      <style:text-properties fo:font-family="OpenSymbol" style:font-family-asian="OpenSymbol" style:font-family-complex="OpenSymbol"/>
    </style:style>
    <style:style style:family="text" style:name="T275">
      <style:text-properties fo:font-family="OpenSymbol" style:font-family-asian="OpenSymbol" style:font-family-complex="OpenSymbol"/>
    </style:style>
    <style:style style:family="text" style:name="T276">
      <style:text-properties fo:font-family="OpenSymbol" style:font-family-asian="OpenSymbol" style:font-family-complex="OpenSymbol"/>
    </style:style>
    <style:style style:family="text" style:name="T277">
      <style:text-properties fo:font-family="OpenSymbol" style:font-family-asian="OpenSymbol" style:font-family-complex="OpenSymbol"/>
    </style:style>
    <style:style style:family="text" style:name="T278">
      <style:text-properties/>
    </style:style>
    <style:style style:family="text" style:name="T279">
      <style:text-properties/>
    </style:style>
    <style:style style:family="text" style:name="T280">
      <style:text-properties/>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text:list-style style:name="WWNum1">
      <text:list-level-style-bullet text:level="1" text:style-name="T224" text:bullet-char="• ">
        <style:list-level-properties text:list-level-position-and-space-mode="label-alignment">
          <style:list-level-label-alignment fo:text-indent="-0.4992cm" fo:margin-left="1.251cm"/>
        </style:list-level-properties>
        <style:text-properties fo:font-family="OpenSymbol" style:font-family-asian="OpenSymbol" style:font-family-complex="OpenSymbol"/>
      </text:list-level-style-bullet>
      <text:list-level-style-bullet text:level="2" text:style-name="T225" text:bullet-char="• ">
        <style:list-level-properties text:list-level-position-and-space-mode="label-alignment">
          <style:list-level-label-alignment fo:text-indent="-0.4992cm" fo:margin-left="2.501cm"/>
        </style:list-level-properties>
        <style:text-properties fo:font-family="OpenSymbol" style:font-family-asian="OpenSymbol" style:font-family-complex="OpenSymbol"/>
      </text:list-level-style-bullet>
      <text:list-level-style-bullet text:level="3" text:style-name="T226" text:bullet-char="• ">
        <style:list-level-properties text:list-level-position-and-space-mode="label-alignment">
          <style:list-level-label-alignment fo:text-indent="-0.4992cm" fo:margin-left="3.752cm"/>
        </style:list-level-properties>
        <style:text-properties fo:font-family="OpenSymbol" style:font-family-asian="OpenSymbol" style:font-family-complex="OpenSymbol"/>
      </text:list-level-style-bullet>
      <text:list-level-style-bullet text:level="4" text:style-name="T227" text:bullet-char="• ">
        <style:list-level-properties text:list-level-position-and-space-mode="label-alignment">
          <style:list-level-label-alignment fo:text-indent="-0.4992cm" fo:margin-left="5.003cm"/>
        </style:list-level-properties>
        <style:text-properties fo:font-family="OpenSymbol" style:font-family-asian="OpenSymbol" style:font-family-complex="OpenSymbol"/>
      </text:list-level-style-bullet>
      <text:list-level-style-bullet text:level="5" text:style-name="T228" text:bullet-char="• ">
        <style:list-level-properties text:list-level-position-and-space-mode="label-alignment">
          <style:list-level-label-alignment fo:text-indent="-0.4992cm" fo:margin-left="6.253cm"/>
        </style:list-level-properties>
        <style:text-properties fo:font-family="OpenSymbol" style:font-family-asian="OpenSymbol" style:font-family-complex="OpenSymbol"/>
      </text:list-level-style-bullet>
      <text:list-level-style-bullet text:level="6" text:style-name="T229" text:bullet-char="• ">
        <style:list-level-properties text:list-level-position-and-space-mode="label-alignment">
          <style:list-level-label-alignment fo:text-indent="-0.4992cm" fo:margin-left="7.504cm"/>
        </style:list-level-properties>
        <style:text-properties fo:font-family="OpenSymbol" style:font-family-asian="OpenSymbol" style:font-family-complex="OpenSymbol"/>
      </text:list-level-style-bullet>
      <text:list-level-style-bullet text:level="7" text:style-name="T230" text:bullet-char="• ">
        <style:list-level-properties text:list-level-position-and-space-mode="label-alignment">
          <style:list-level-label-alignment fo:text-indent="-0.4992cm" fo:margin-left="8.755cm"/>
        </style:list-level-properties>
        <style:text-properties fo:font-family="OpenSymbol" style:font-family-asian="OpenSymbol" style:font-family-complex="OpenSymbol"/>
      </text:list-level-style-bullet>
      <text:list-level-style-bullet text:level="8" text:style-name="T231" text:bullet-char="• ">
        <style:list-level-properties text:list-level-position-and-space-mode="label-alignment">
          <style:list-level-label-alignment fo:text-indent="-0.4992cm" fo:margin-left="10.01cm"/>
        </style:list-level-properties>
        <style:text-properties fo:font-family="OpenSymbol" style:font-family-asian="OpenSymbol" style:font-family-complex="OpenSymbol"/>
      </text:list-level-style-bullet>
      <text:list-level-style-bullet text:level="9" text:style-name="T232" text:bullet-char="• ">
        <style:list-level-properties text:list-level-position-and-space-mode="label-alignment">
          <style:list-level-label-alignment fo:text-indent="-0.4992cm" fo:margin-left="11.26cm"/>
        </style:list-level-properties>
        <style:text-properties fo:font-family="OpenSymbol" style:font-family-asian="OpenSymbol" style:font-family-complex="OpenSymbol"/>
      </text:list-level-style-bullet>
    </text:list-style>
    <text:list-style style:name="WWNum2">
      <text:list-level-style-bullet text:level="1" text:style-name="T233" text:bullet-char="• ">
        <style:list-level-properties text:list-level-position-and-space-mode="label-alignment">
          <style:list-level-label-alignment fo:text-indent="-0.635cm" fo:margin-left="1.27cm"/>
        </style:list-level-properties>
        <style:text-properties fo:font-family="OpenSymbol" style:font-family-asian="OpenSymbol" style:font-family-complex="OpenSymbol"/>
      </text:list-level-style-bullet>
      <text:list-level-style-bullet text:level="2" text:style-name="T234" text:bullet-char="◦">
        <style:list-level-properties text:list-level-position-and-space-mode="label-alignment">
          <style:list-level-label-alignment fo:text-indent="-0.635cm" fo:margin-left="1.905cm"/>
        </style:list-level-properties>
        <style:text-properties fo:font-family="OpenSymbol" style:font-family-asian="OpenSymbol" style:font-family-complex="OpenSymbol"/>
      </text:list-level-style-bullet>
      <text:list-level-style-bullet text:level="3" text:style-name="T235" text:bullet-char="▪">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bullet text:level="4" text:style-name="T236" text:bullet-char="• ">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bullet text:level="5" text:style-name="T237" text:bullet-char="◦">
        <style:list-level-properties text:list-level-position-and-space-mode="label-alignment">
          <style:list-level-label-alignment fo:text-indent="-0.635cm" fo:margin-left="3.81cm"/>
        </style:list-level-properties>
        <style:text-properties fo:font-family="OpenSymbol" style:font-family-asian="OpenSymbol" style:font-family-complex="OpenSymbol"/>
      </text:list-level-style-bullet>
      <text:list-level-style-bullet text:level="6" text:style-name="T238" text:bullet-char="▪">
        <style:list-level-properties text:list-level-position-and-space-mode="label-alignment">
          <style:list-level-label-alignment fo:text-indent="-0.635cm" fo:margin-left="4.445cm"/>
        </style:list-level-properties>
        <style:text-properties fo:font-family="OpenSymbol" style:font-family-asian="OpenSymbol" style:font-family-complex="OpenSymbol"/>
      </text:list-level-style-bullet>
      <text:list-level-style-bullet text:level="7" text:style-name="T239" text:bullet-char="• ">
        <style:list-level-properties text:list-level-position-and-space-mode="label-alignment">
          <style:list-level-label-alignment fo:text-indent="-0.635cm" fo:margin-left="5.08cm"/>
        </style:list-level-properties>
        <style:text-properties fo:font-family="OpenSymbol" style:font-family-asian="OpenSymbol" style:font-family-complex="OpenSymbol"/>
      </text:list-level-style-bullet>
      <text:list-level-style-bullet text:level="8" text:style-name="T240" text:bullet-char="◦">
        <style:list-level-properties text:list-level-position-and-space-mode="label-alignment">
          <style:list-level-label-alignment fo:text-indent="-0.635cm" fo:margin-left="5.715cm"/>
        </style:list-level-properties>
        <style:text-properties fo:font-family="OpenSymbol" style:font-family-asian="OpenSymbol" style:font-family-complex="OpenSymbol"/>
      </text:list-level-style-bullet>
      <text:list-level-style-bullet text:level="9" text:style-name="T241" text:bullet-char="▪">
        <style:list-level-properties text:list-level-position-and-space-mode="label-alignment">
          <style:list-level-label-alignment fo:text-indent="-0.635cm" fo:margin-left="6.35cm"/>
        </style:list-level-properties>
        <style:text-properties fo:font-family="OpenSymbol" style:font-family-asian="OpenSymbol" style:font-family-complex="OpenSymbol"/>
      </text:list-level-style-bullet>
    </text:list-style>
    <text:list-style style:name="WWNum3">
      <text:list-level-style-bullet text:level="1" text:style-name="T242" text:bullet-char="• ">
        <style:list-level-properties text:list-level-position-and-space-mode="label-alignment">
          <style:list-level-label-alignment fo:text-indent="-0.635cm" fo:margin-left="1.27cm"/>
        </style:list-level-properties>
        <style:text-properties fo:font-family="OpenSymbol" style:font-family-asian="OpenSymbol" style:font-family-complex="OpenSymbol"/>
      </text:list-level-style-bullet>
      <text:list-level-style-bullet text:level="2" text:style-name="T243" text:bullet-char="◦">
        <style:list-level-properties text:list-level-position-and-space-mode="label-alignment">
          <style:list-level-label-alignment fo:text-indent="-0.635cm" fo:margin-left="1.905cm"/>
        </style:list-level-properties>
        <style:text-properties fo:font-family="OpenSymbol" style:font-family-asian="OpenSymbol" style:font-family-complex="OpenSymbol"/>
      </text:list-level-style-bullet>
      <text:list-level-style-bullet text:level="3" text:style-name="T244" text:bullet-char="▪">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bullet text:level="4" text:style-name="T245" text:bullet-char="• ">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bullet text:level="5" text:style-name="T246" text:bullet-char="◦">
        <style:list-level-properties text:list-level-position-and-space-mode="label-alignment">
          <style:list-level-label-alignment fo:text-indent="-0.635cm" fo:margin-left="3.81cm"/>
        </style:list-level-properties>
        <style:text-properties fo:font-family="OpenSymbol" style:font-family-asian="OpenSymbol" style:font-family-complex="OpenSymbol"/>
      </text:list-level-style-bullet>
      <text:list-level-style-bullet text:level="6" text:style-name="T247" text:bullet-char="▪">
        <style:list-level-properties text:list-level-position-and-space-mode="label-alignment">
          <style:list-level-label-alignment fo:text-indent="-0.635cm" fo:margin-left="4.445cm"/>
        </style:list-level-properties>
        <style:text-properties fo:font-family="OpenSymbol" style:font-family-asian="OpenSymbol" style:font-family-complex="OpenSymbol"/>
      </text:list-level-style-bullet>
      <text:list-level-style-bullet text:level="7" text:style-name="T248" text:bullet-char="• ">
        <style:list-level-properties text:list-level-position-and-space-mode="label-alignment">
          <style:list-level-label-alignment fo:text-indent="-0.635cm" fo:margin-left="5.08cm"/>
        </style:list-level-properties>
        <style:text-properties fo:font-family="OpenSymbol" style:font-family-asian="OpenSymbol" style:font-family-complex="OpenSymbol"/>
      </text:list-level-style-bullet>
      <text:list-level-style-bullet text:level="8" text:style-name="T249" text:bullet-char="◦">
        <style:list-level-properties text:list-level-position-and-space-mode="label-alignment">
          <style:list-level-label-alignment fo:text-indent="-0.635cm" fo:margin-left="5.715cm"/>
        </style:list-level-properties>
        <style:text-properties fo:font-family="OpenSymbol" style:font-family-asian="OpenSymbol" style:font-family-complex="OpenSymbol"/>
      </text:list-level-style-bullet>
      <text:list-level-style-bullet text:level="9" text:style-name="T250" text:bullet-char="▪">
        <style:list-level-properties text:list-level-position-and-space-mode="label-alignment">
          <style:list-level-label-alignment fo:text-indent="-0.635cm" fo:margin-left="6.35cm"/>
        </style:list-level-properties>
        <style:text-properties fo:font-family="OpenSymbol" style:font-family-asian="OpenSymbol" style:font-family-complex="OpenSymbol"/>
      </text:list-level-style-bullet>
    </text:list-style>
    <text:list-style style:name="WWNum4">
      <text:list-level-style-bullet text:level="1" text:style-name="T251" text:bullet-char="• ">
        <style:list-level-properties text:list-level-position-and-space-mode="label-alignment">
          <style:list-level-label-alignment fo:text-indent="-0.4992cm" fo:margin-left="1.251cm"/>
        </style:list-level-properties>
        <style:text-properties fo:font-family="OpenSymbol" style:font-family-asian="OpenSymbol" style:font-family-complex="OpenSymbol"/>
      </text:list-level-style-bullet>
      <text:list-level-style-bullet text:level="2" text:style-name="T252" text:bullet-char="• ">
        <style:list-level-properties text:list-level-position-and-space-mode="label-alignment">
          <style:list-level-label-alignment fo:text-indent="-0.4992cm" fo:margin-left="2.501cm"/>
        </style:list-level-properties>
        <style:text-properties fo:font-family="OpenSymbol" style:font-family-asian="OpenSymbol" style:font-family-complex="OpenSymbol"/>
      </text:list-level-style-bullet>
      <text:list-level-style-bullet text:level="3" text:style-name="T253" text:bullet-char="• ">
        <style:list-level-properties text:list-level-position-and-space-mode="label-alignment">
          <style:list-level-label-alignment fo:text-indent="-0.4992cm" fo:margin-left="3.752cm"/>
        </style:list-level-properties>
        <style:text-properties fo:font-family="OpenSymbol" style:font-family-asian="OpenSymbol" style:font-family-complex="OpenSymbol"/>
      </text:list-level-style-bullet>
      <text:list-level-style-bullet text:level="4" text:style-name="T254" text:bullet-char="• ">
        <style:list-level-properties text:list-level-position-and-space-mode="label-alignment">
          <style:list-level-label-alignment fo:text-indent="-0.4992cm" fo:margin-left="5.003cm"/>
        </style:list-level-properties>
        <style:text-properties fo:font-family="OpenSymbol" style:font-family-asian="OpenSymbol" style:font-family-complex="OpenSymbol"/>
      </text:list-level-style-bullet>
      <text:list-level-style-bullet text:level="5" text:style-name="T255" text:bullet-char="• ">
        <style:list-level-properties text:list-level-position-and-space-mode="label-alignment">
          <style:list-level-label-alignment fo:text-indent="-0.4992cm" fo:margin-left="6.253cm"/>
        </style:list-level-properties>
        <style:text-properties fo:font-family="OpenSymbol" style:font-family-asian="OpenSymbol" style:font-family-complex="OpenSymbol"/>
      </text:list-level-style-bullet>
      <text:list-level-style-bullet text:level="6" text:style-name="T256" text:bullet-char="• ">
        <style:list-level-properties text:list-level-position-and-space-mode="label-alignment">
          <style:list-level-label-alignment fo:text-indent="-0.4992cm" fo:margin-left="7.504cm"/>
        </style:list-level-properties>
        <style:text-properties fo:font-family="OpenSymbol" style:font-family-asian="OpenSymbol" style:font-family-complex="OpenSymbol"/>
      </text:list-level-style-bullet>
      <text:list-level-style-bullet text:level="7" text:style-name="T257" text:bullet-char="• ">
        <style:list-level-properties text:list-level-position-and-space-mode="label-alignment">
          <style:list-level-label-alignment fo:text-indent="-0.4992cm" fo:margin-left="8.755cm"/>
        </style:list-level-properties>
        <style:text-properties fo:font-family="OpenSymbol" style:font-family-asian="OpenSymbol" style:font-family-complex="OpenSymbol"/>
      </text:list-level-style-bullet>
      <text:list-level-style-bullet text:level="8" text:style-name="T258" text:bullet-char="• ">
        <style:list-level-properties text:list-level-position-and-space-mode="label-alignment">
          <style:list-level-label-alignment fo:text-indent="-0.4992cm" fo:margin-left="10.01cm"/>
        </style:list-level-properties>
        <style:text-properties fo:font-family="OpenSymbol" style:font-family-asian="OpenSymbol" style:font-family-complex="OpenSymbol"/>
      </text:list-level-style-bullet>
      <text:list-level-style-bullet text:level="9" text:style-name="T259" text:bullet-char="• ">
        <style:list-level-properties text:list-level-position-and-space-mode="label-alignment">
          <style:list-level-label-alignment fo:text-indent="-0.4992cm" fo:margin-left="11.26cm"/>
        </style:list-level-properties>
        <style:text-properties fo:font-family="OpenSymbol" style:font-family-asian="OpenSymbol" style:font-family-complex="OpenSymbol"/>
      </text:list-level-style-bullet>
    </text:list-style>
    <text:list-style style:name="WWNum5">
      <text:list-level-style-bullet text:level="1" text:style-name="T260" text:bullet-char="• ">
        <style:list-level-properties text:list-level-position-and-space-mode="label-alignment">
          <style:list-level-label-alignment fo:text-indent="-0.635cm" fo:margin-left="1.27cm"/>
        </style:list-level-properties>
        <style:text-properties fo:font-family="OpenSymbol" style:font-family-asian="OpenSymbol" style:font-family-complex="OpenSymbol"/>
      </text:list-level-style-bullet>
      <text:list-level-style-bullet text:level="2" text:style-name="T261" text:bullet-char="◦">
        <style:list-level-properties text:list-level-position-and-space-mode="label-alignment">
          <style:list-level-label-alignment fo:text-indent="-0.635cm" fo:margin-left="1.905cm"/>
        </style:list-level-properties>
        <style:text-properties fo:font-family="OpenSymbol" style:font-family-asian="OpenSymbol" style:font-family-complex="OpenSymbol"/>
      </text:list-level-style-bullet>
      <text:list-level-style-bullet text:level="3" text:style-name="T262" text:bullet-char="▪">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bullet text:level="4" text:style-name="T263" text:bullet-char="• ">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bullet text:level="5" text:style-name="T264" text:bullet-char="◦">
        <style:list-level-properties text:list-level-position-and-space-mode="label-alignment">
          <style:list-level-label-alignment fo:text-indent="-0.635cm" fo:margin-left="3.81cm"/>
        </style:list-level-properties>
        <style:text-properties fo:font-family="OpenSymbol" style:font-family-asian="OpenSymbol" style:font-family-complex="OpenSymbol"/>
      </text:list-level-style-bullet>
      <text:list-level-style-bullet text:level="6" text:style-name="T265" text:bullet-char="▪">
        <style:list-level-properties text:list-level-position-and-space-mode="label-alignment">
          <style:list-level-label-alignment fo:text-indent="-0.635cm" fo:margin-left="4.445cm"/>
        </style:list-level-properties>
        <style:text-properties fo:font-family="OpenSymbol" style:font-family-asian="OpenSymbol" style:font-family-complex="OpenSymbol"/>
      </text:list-level-style-bullet>
      <text:list-level-style-bullet text:level="7" text:style-name="T266" text:bullet-char="• ">
        <style:list-level-properties text:list-level-position-and-space-mode="label-alignment">
          <style:list-level-label-alignment fo:text-indent="-0.635cm" fo:margin-left="5.08cm"/>
        </style:list-level-properties>
        <style:text-properties fo:font-family="OpenSymbol" style:font-family-asian="OpenSymbol" style:font-family-complex="OpenSymbol"/>
      </text:list-level-style-bullet>
      <text:list-level-style-bullet text:level="8" text:style-name="T267" text:bullet-char="◦">
        <style:list-level-properties text:list-level-position-and-space-mode="label-alignment">
          <style:list-level-label-alignment fo:text-indent="-0.635cm" fo:margin-left="5.715cm"/>
        </style:list-level-properties>
        <style:text-properties fo:font-family="OpenSymbol" style:font-family-asian="OpenSymbol" style:font-family-complex="OpenSymbol"/>
      </text:list-level-style-bullet>
      <text:list-level-style-bullet text:level="9" text:style-name="T268" text:bullet-char="▪">
        <style:list-level-properties text:list-level-position-and-space-mode="label-alignment">
          <style:list-level-label-alignment fo:text-indent="-0.635cm" fo:margin-left="6.35cm"/>
        </style:list-level-properties>
        <style:text-properties fo:font-family="OpenSymbol" style:font-family-asian="OpenSymbol" style:font-family-complex="OpenSymbol"/>
      </text:list-level-style-bullet>
    </text:list-style>
    <text:list-style style:name="WWNum6">
      <text:list-level-style-bullet text:level="1" text:style-name="T269" text:bullet-char="• ">
        <style:list-level-properties text:list-level-position-and-space-mode="label-alignment">
          <style:list-level-label-alignment fo:text-indent="-0.635cm" fo:margin-left="1.27cm"/>
        </style:list-level-properties>
        <style:text-properties fo:font-family="OpenSymbol" style:font-family-asian="OpenSymbol" style:font-family-complex="OpenSymbol"/>
      </text:list-level-style-bullet>
      <text:list-level-style-bullet text:level="2" text:style-name="T270" text:bullet-char="◦">
        <style:list-level-properties text:list-level-position-and-space-mode="label-alignment">
          <style:list-level-label-alignment fo:text-indent="-0.635cm" fo:margin-left="1.905cm"/>
        </style:list-level-properties>
        <style:text-properties fo:font-family="OpenSymbol" style:font-family-asian="OpenSymbol" style:font-family-complex="OpenSymbol"/>
      </text:list-level-style-bullet>
      <text:list-level-style-bullet text:level="3" text:style-name="T271" text:bullet-char="▪">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bullet text:level="4" text:style-name="T272" text:bullet-char="• ">
        <style:list-level-properties text:list-level-position-and-space-mode="label-alignment">
          <style:list-level-label-alignment fo:text-indent="-0.635cm" fo:margin-left="3.175cm"/>
        </style:list-level-properties>
        <style:text-properties fo:font-family="OpenSymbol" style:font-family-asian="OpenSymbol" style:font-family-complex="OpenSymbol"/>
      </text:list-level-style-bullet>
      <text:list-level-style-bullet text:level="5" text:style-name="T273" text:bullet-char="◦">
        <style:list-level-properties text:list-level-position-and-space-mode="label-alignment">
          <style:list-level-label-alignment fo:text-indent="-0.635cm" fo:margin-left="3.81cm"/>
        </style:list-level-properties>
        <style:text-properties fo:font-family="OpenSymbol" style:font-family-asian="OpenSymbol" style:font-family-complex="OpenSymbol"/>
      </text:list-level-style-bullet>
      <text:list-level-style-bullet text:level="6" text:style-name="T274" text:bullet-char="▪">
        <style:list-level-properties text:list-level-position-and-space-mode="label-alignment">
          <style:list-level-label-alignment fo:text-indent="-0.635cm" fo:margin-left="4.445cm"/>
        </style:list-level-properties>
        <style:text-properties fo:font-family="OpenSymbol" style:font-family-asian="OpenSymbol" style:font-family-complex="OpenSymbol"/>
      </text:list-level-style-bullet>
      <text:list-level-style-bullet text:level="7" text:style-name="T275" text:bullet-char="• ">
        <style:list-level-properties text:list-level-position-and-space-mode="label-alignment">
          <style:list-level-label-alignment fo:text-indent="-0.635cm" fo:margin-left="5.08cm"/>
        </style:list-level-properties>
        <style:text-properties fo:font-family="OpenSymbol" style:font-family-asian="OpenSymbol" style:font-family-complex="OpenSymbol"/>
      </text:list-level-style-bullet>
      <text:list-level-style-bullet text:level="8" text:style-name="T276" text:bullet-char="◦">
        <style:list-level-properties text:list-level-position-and-space-mode="label-alignment">
          <style:list-level-label-alignment fo:text-indent="-0.635cm" fo:margin-left="5.715cm"/>
        </style:list-level-properties>
        <style:text-properties fo:font-family="OpenSymbol" style:font-family-asian="OpenSymbol" style:font-family-complex="OpenSymbol"/>
      </text:list-level-style-bullet>
      <text:list-level-style-bullet text:level="9" text:style-name="T277" text:bullet-char="▪">
        <style:list-level-properties text:list-level-position-and-space-mode="label-alignment">
          <style:list-level-label-alignment fo:text-indent="-0.635cm" fo:margin-left="6.35cm"/>
        </style:list-level-properties>
        <style:text-properties fo:font-family="OpenSymbol" style:font-family-asian="OpenSymbol" style:font-family-complex="OpenSymbol"/>
      </text:list-level-style-bullet>
    </text:list-style>
    <text:list-style style:name="WWNum7">
      <text:list-level-style-bullet text:level="1" text:style-name="T278">
        <style:list-level-properties text:list-level-position-and-space-mode="label-alignment">
          <style:list-level-label-alignment fo:margin-left="0cm"/>
        </style:list-level-properties>
        <style:text-properties/>
      </text:list-level-style-bullet>
      <text:list-level-style-bullet text:level="2" text:style-name="T279">
        <style:list-level-properties text:list-level-position-and-space-mode="label-alignment">
          <style:list-level-label-alignment fo:margin-left="0cm"/>
        </style:list-level-properties>
        <style:text-properties/>
      </text:list-level-style-bullet>
      <text:list-level-style-bullet text:level="3" text:style-name="T280">
        <style:list-level-properties text:list-level-position-and-space-mode="label-alignment">
          <style:list-level-label-alignment/>
        </style:list-level-properties>
        <style:text-properties/>
      </text:list-level-style-bullet>
      <text:list-level-style-bullet text:level="4" text:style-name="T281">
        <style:list-level-properties text:list-level-position-and-space-mode="label-alignment">
          <style:list-level-label-alignment/>
        </style:list-level-properties>
        <style:text-properties/>
      </text:list-level-style-bullet>
      <text:list-level-style-bullet text:level="5" text:style-name="T282">
        <style:list-level-properties text:list-level-position-and-space-mode="label-alignment">
          <style:list-level-label-alignment/>
        </style:list-level-properties>
        <style:text-properties/>
      </text:list-level-style-bullet>
      <text:list-level-style-bullet text:level="6" text:style-name="T283">
        <style:list-level-properties text:list-level-position-and-space-mode="label-alignment">
          <style:list-level-label-alignment/>
        </style:list-level-properties>
        <style:text-properties/>
      </text:list-level-style-bullet>
      <text:list-level-style-bullet text:level="7" text:style-name="T284">
        <style:list-level-properties text:list-level-position-and-space-mode="label-alignment">
          <style:list-level-label-alignment/>
        </style:list-level-properties>
        <style:text-properties/>
      </text:list-level-style-bullet>
      <text:list-level-style-bullet text:level="8" text:style-name="T285">
        <style:list-level-properties text:list-level-position-and-space-mode="label-alignment">
          <style:list-level-label-alignment/>
        </style:list-level-properties>
        <style:text-properties/>
      </text:list-level-style-bullet>
      <text:list-level-style-bullet text:level="9" text:style-name="T286">
        <style:list-level-properties text:list-level-position-and-space-mode="label-alignment">
          <style:list-level-label-alignment/>
        </style:list-level-properties>
        <style:text-properties/>
      </text:list-level-style-bullet>
    </text:list-style>
  </office:styles>
  <office:automatic-styles>
    <style:page-layout style:name="Mpm3">
      <style:page-layout-properties fo:page-width="21cm" fo:page-height="29.7cm" style:print-orientation="portrait" fo:margin-top="2cm" fo:margin-bottom="2cm" fo:margin-left="2cm" fo:margin-right="2cm"/>
    </style:page-layout>
    <style:page-layout style:name="Mpm4">
      <style:page-layout-properties fo:page-width="21cm" fo:page-height="29.7cm" style:print-orientation="portrait" fo:margin-top="2cm" fo:margin-bottom="2cm" fo:margin-left="2cm" fo:margin-right="2cm"/>
    </style:page-layout>
  </office:automatic-styles>
  <office:master-styles>
    <style:master-page style:name="Standard" style:page-layout-name="Mpm3"/>
    <style:master-page style:name="MasterPage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2.0.879</meta:generator>
    <dc:creator>Guillaume TRESSE</dc:creator>
    <meta:creation-date>2022-12-15T11:03:00Z</meta:creation-date>
  </office:meta>
</office:document-meta>
</file>